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fill="none" fo:min-height="2.457cm"/>
      <style:paragraph-properties style:writing-mode="lr-tb"/>
    </style:style>
    <style:style style:name="gr24" style:family="graphic" style:parent-style-name="standard">
      <style:graphic-properties draw:stroke="none" draw:fill="bitmap" draw:fill-image-name="Bitmap_20_9" style:repeat="stretch"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26" style:family="graphic" style:parent-style-name="standard">
      <style:graphic-properties draw:stroke="none" draw:fill="none" fo:min-height="0.904cm"/>
      <style:paragraph-properties style:writing-mode="lr-tb"/>
    </style:style>
    <style:style style:name="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2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3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3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3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3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3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3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3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3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3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4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4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4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4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4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4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4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4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4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4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5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5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5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5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5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5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56"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5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58"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59"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60"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1"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2"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63"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64"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65"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66"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67"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68"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69"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70"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71"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7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7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74"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75"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76"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7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5.505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4.929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4.299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1_5f_-title">
      <style:graphic-properties draw:auto-grow-height="true" fo:min-height="4.929cm"/>
      <style:paragraph-properties style:writing-mode="lr-tb"/>
    </style:style>
    <style:style style:name="pr13" style:family="presentation" style:parent-style-name="Topic_20_Title_20_1_5f_-title">
      <style:graphic-properties draw:stroke="none" svg:stroke-width="0.035cm" draw:marker-start-width="0.252cm" draw:marker-end-width="0.252cm" draw:auto-grow-height="true" fo:min-height="2.217cm"/>
      <style:paragraph-properties style:writing-mode="lr-tb"/>
    </style:style>
    <style:style style:name="pr14" style:family="presentation" style:parent-style-name="Topic_20_Title_20_1_5f_-title">
      <style:graphic-properties fo:min-height="4.299cm"/>
      <style:paragraph-properties style:writing-mode="lr-tb"/>
    </style:style>
    <style:style style:name="pr15" style:family="presentation" style:parent-style-name="Topic_20_Title_20_1_5f_-notes">
      <style:graphic-properties draw:fill-color="#ffffff" draw:auto-grow-height="true" fo:min-height="13.364cm"/>
      <style:paragraph-properties style:writing-mode="lr-tb"/>
    </style:style>
    <style:style style:name="pr16" style:family="presentation" style:parent-style-name="Topic_20_Title_20_1_5f__5f_-title">
      <style:graphic-properties draw:auto-grow-height="true" fo:min-height="4.929cm"/>
      <style:paragraph-properties style:writing-mode="lr-tb"/>
    </style:style>
    <style:style style:name="pr17" style:family="presentation" style:parent-style-name="Topic_20_Title_20_1_5f__5f_-title">
      <style:graphic-properties draw:stroke="none" svg:stroke-width="0.035cm" draw:marker-start-width="0.252cm" draw:marker-end-width="0.252cm" draw:auto-grow-height="true" fo:min-height="2.217cm"/>
      <style:paragraph-properties style:writing-mode="lr-tb"/>
    </style:style>
    <style:style style:name="pr18" style:family="presentation" style:parent-style-name="Topic_20_Title_20_1_5f__5f_-title">
      <style:graphic-properties fo:min-height="4.299cm"/>
      <style:paragraph-properties style:writing-mode="lr-tb"/>
    </style:style>
    <style:style style:name="pr19" style:family="presentation" style:parent-style-name="Topic_20_Title_20_1_5f__5f_-notes">
      <style:graphic-properties draw:fill-color="#ffffff" draw:auto-grow-height="true" fo:min-height="13.364cm"/>
      <style:paragraph-properties style:writing-mode="lr-tb"/>
    </style:style>
    <style:style style:name="pr20" style:family="presentation" style:parent-style-name="Topic_20_Title_20_2-title">
      <style:graphic-properties draw:auto-grow-height="true" fo:min-height="4.903cm"/>
      <style:paragraph-properties style:writing-mode="lr-tb"/>
    </style:style>
    <style:style style:name="pr21" style:family="presentation" style:parent-style-name="Topic_20_Title_20_2-title">
      <style:graphic-properties fo:min-height="5.33cm"/>
      <style:paragraph-properties style:writing-mode="lr-tb"/>
    </style:style>
    <style:style style:name="pr22" style:family="presentation" style:parent-style-name="Topic_20_Title_20_2-notes">
      <style:graphic-properties draw:fill-color="#ffffff" draw:auto-grow-height="true" fo:min-height="13.364cm"/>
      <style:paragraph-properties style:writing-mode="lr-tb"/>
    </style:style>
    <style:style style:name="pr23" style:family="presentation" style:parent-style-name="Sample_20_Article-title">
      <style:graphic-properties fo:min-height="5.06cm"/>
      <style:paragraph-properties style:writing-mode="lr-tb"/>
    </style:style>
    <style:style style:name="pr24" style:family="presentation" style:parent-style-name="Sample_20_Article-title">
      <style:graphic-properties fo:min-height="4.137cm"/>
      <style:paragraph-properties style:writing-mode="lr-tb"/>
    </style:style>
    <style:style style:name="pr25" style:family="presentation" style:parent-style-name="Sample_20_Article-title">
      <style:graphic-properties draw:auto-grow-height="true" fo:min-height="1.8cm"/>
      <style:paragraph-properties style:writing-mode="lr-tb"/>
    </style:style>
    <style:style style:name="pr26" style:family="presentation" style:parent-style-name="Sample_20_Article-title" style:list-style-name="L1">
      <style:graphic-properties draw:auto-grow-height="true" fo:min-height="1.8cm"/>
      <style:paragraph-properties style:writing-mode="lr-tb"/>
    </style:style>
    <style:style style:name="pr27" style:family="presentation" style:parent-style-name="Sample_20_Article-notes">
      <style:graphic-properties draw:fill-color="#ffffff" draw:auto-grow-height="true" fo:min-height="13.364cm"/>
      <style:paragraph-properties style:writing-mode="lr-tb"/>
    </style:style>
    <style:style style:name="pr28" style:family="presentation" style:parent-style-name="Insert_20_Picture-title">
      <style:graphic-properties fo:min-height="8.745cm"/>
      <style:paragraph-properties style:writing-mode="lr-tb"/>
    </style:style>
    <style:style style:name="pr29" style:family="presentation" style:parent-style-name="Insert_20_Picture-notes">
      <style:graphic-properties draw:fill-color="#ffffff" draw:auto-grow-height="true" fo:min-height="13.364cm"/>
      <style:paragraph-properties style:writing-mode="lr-tb"/>
    </style:style>
    <style:style style:name="pr30" style:family="presentation" style:parent-style-name="Content_20_-title">
      <style:graphic-properties draw:auto-grow-height="true" fo:min-height="1.813cm"/>
      <style:paragraph-properties style:writing-mode="lr-tb"/>
    </style:style>
    <style:style style:name="pr31" style:family="presentation" style:parent-style-name="Content_20_-title">
      <style:graphic-properties draw:textarea-horizontal-align="right" draw:textarea-vertical-align="top" draw:auto-grow-height="false" fo:min-height="1.809cm"/>
      <style:paragraph-properties style:writing-mode="lr-tb"/>
    </style:style>
    <style:style style:name="pr32" style:family="presentation" style:parent-style-name="Content_20_-title">
      <style:graphic-properties draw:textarea-horizontal-align="right" draw:textarea-vertical-align="top" draw:auto-grow-height="false" fo:min-height="1.684cm"/>
      <style:paragraph-properties style:writing-mode="lr-tb"/>
    </style:style>
    <style:style style:name="pr33" style:family="presentation" style:parent-style-name="Content_20_-title">
      <style:graphic-properties draw:textarea-horizontal-align="right" draw:textarea-vertical-align="top" draw:auto-grow-height="false" fo:min-height="1.808cm"/>
      <style:paragraph-properties style:writing-mode="lr-tb"/>
    </style:style>
    <style:style style:name="pr34" style:family="presentation" style:parent-style-name="Content_20_-title">
      <style:graphic-properties draw:textarea-horizontal-align="right" draw:textarea-vertical-align="top" fo:min-height="2.266cm"/>
      <style:paragraph-properties style:writing-mode="lr-tb"/>
    </style:style>
    <style:style style:name="pr35" style:family="presentation" style:parent-style-name="Content_20_-title">
      <style:graphic-properties draw:textarea-horizontal-align="left" draw:textarea-vertical-align="top" draw:auto-grow-height="false" fo:min-height="1.808cm"/>
      <style:paragraph-properties style:writing-mode="lr-tb"/>
    </style:style>
    <style:style style:name="pr36" style:family="presentation" style:parent-style-name="Content_20_-title">
      <style:graphic-properties draw:textarea-horizontal-align="left" draw:textarea-vertical-align="top" fo:min-height="2.266cm"/>
      <style:paragraph-properties style:writing-mode="lr-tb"/>
    </style:style>
    <style:style style:name="pr37" style:family="presentation" style:parent-style-name="Content_20_-title">
      <style:graphic-properties draw:textarea-horizontal-align="left" draw:textarea-vertical-align="top" draw:auto-grow-height="false" fo:min-height="1.809cm"/>
      <style:paragraph-properties style:writing-mode="lr-tb"/>
    </style:style>
    <style:style style:name="pr38" style:family="presentation" style:parent-style-name="Content_20_-title">
      <style:graphic-properties draw:textarea-horizontal-align="left" draw:textarea-vertical-align="top" draw:auto-grow-height="false" fo:min-height="1.685cm"/>
      <style:paragraph-properties style:writing-mode="lr-tb"/>
    </style:style>
    <style:style style:name="pr39" style:family="presentation" style:parent-style-name="Content_20_-notes">
      <style:graphic-properties draw:fill-color="#ffffff" draw:auto-grow-height="true" fo:min-height="13.364cm"/>
      <style:paragraph-properties style:writing-mode="lr-tb"/>
    </style:style>
    <style:style style:name="pr40" style:family="presentation" style:parent-style-name="Greetings-title">
      <style:graphic-properties draw:auto-grow-height="true" fo:min-height="2.629cm"/>
      <style:paragraph-properties style:writing-mode="lr-tb"/>
    </style:style>
    <style:style style:name="pr41"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text-properties fo:font-weight="bold" style:font-weight-asian="bold" style:font-weight-complex="bold"/>
    </style:style>
    <style:style style:name="P6" style:family="paragraph">
      <style:paragraph-properties fo:text-align="start" style:writing-mode="lr-tb"/>
      <style:text-properties style:font-name="Noto Sans1" fo:font-size="12pt" fo:language="zxx" fo:country="none" fo:font-weight="bold" style:font-size-asian="12pt" style:font-weight-asian="bold" style:font-size-complex="12pt" style:font-weight-complex="bold"/>
    </style:style>
    <style:style style:name="P7" style:family="paragraph">
      <style:paragraph-properties fo:text-align="start"/>
    </style:style>
    <style:style style:name="P8"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9"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10" style:family="paragraph">
      <loext:graphic-properties draw:fill-color="#ffffff"/>
      <style:paragraph-properties style:writing-mode="lr-tb"/>
    </style:style>
    <style:style style:name="P11" style:family="paragraph">
      <style:paragraph-properties fo:text-align="center" style:writing-mode="lr-tb"/>
    </style:style>
    <style:style style:name="P12"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3" style:family="paragraph">
      <style:paragraph-properties fo:text-align="center"/>
      <style:text-properties style:font-name="Noto Sans1"/>
    </style:style>
    <style:style style:name="P14" style:family="paragraph">
      <loext:graphic-properties draw:fill="solid" draw:fill-color="#60c4e4"/>
      <style:paragraph-properties fo:text-align="center" style:writing-mode="lr-tb"/>
      <style:text-properties style:font-name="Noto Sans1"/>
    </style:style>
    <style:style style:name="P15"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6"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7" style:family="paragraph">
      <loext:graphic-properties draw:fill="solid" draw:fill-color="#e54b87"/>
      <style:paragraph-properties fo:text-align="center"/>
      <style:text-properties style:font-name="Noto Sans1"/>
    </style:style>
    <style:style style:name="P18"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9" style:family="paragraph">
      <loext:graphic-properties draw:fill="solid" draw:fill-color="#f8b621"/>
      <style:paragraph-properties fo:text-align="center"/>
      <style:text-properties style:font-name="Noto Sans1"/>
    </style:style>
    <style:style style:name="P20" style:family="paragraph">
      <style:paragraph-properties fo:text-align="center"/>
      <style:text-properties fo:color="#7f59ae" loext:opacity="100%" style:font-name="Noto Sans1"/>
    </style:style>
    <style:style style:name="P21" style:family="paragraph">
      <loext:graphic-properties draw:fill="solid" draw:fill-color="#7f59ae"/>
      <style:paragraph-properties fo:text-align="center"/>
      <style:text-properties fo:color="#7f59ae" loext:opacity="100%" style:font-name="Noto Sans1"/>
    </style:style>
    <style:style style:name="P22"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3" style:family="paragraph">
      <loext:graphic-properties draw:fill="solid" draw:fill-color="#7f59ae"/>
      <style:paragraph-properties fo:text-align="center"/>
      <style:text-properties style:font-name="Noto Sans1"/>
    </style:style>
    <style:style style:name="P24" style:family="paragraph">
      <style:paragraph-properties fo:text-align="end"/>
    </style:style>
    <style:style style:name="P25" style:family="paragraph">
      <style:paragraph-properties fo:text-align="end" style:writing-mode="lr-tb"/>
      <style:text-properties fo:color="#60c4e4" loext:opacity="100%" style:font-name="Noto Sans1" fo:font-size="24pt" fo:font-weight="bold" style:font-size-asian="24pt" style:font-size-complex="24pt"/>
    </style:style>
    <style:style style:name="P26"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7"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8" style:family="paragraph">
      <style:paragraph-properties fo:text-align="start" style:writing-mode="lr-tb"/>
      <style:text-properties fo:color="#7f59ae" loext:opacity="100%" style:font-name="Noto Sans1" fo:font-size="22pt" fo:font-weight="bold" style:font-size-asian="22pt" style:font-size-complex="22pt"/>
    </style:style>
    <style:style style:name="P29"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30"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31" style:family="paragraph">
      <style:paragraph-properties fo:text-align="end" style:writing-mode="lr-tb"/>
      <style:text-properties fo:color="#fe7130" loext:opacity="100%" style:font-name="Noto Sans1" fo:font-weight="bold" style:font-weight-asian="bold" style:font-weight-complex="bold"/>
    </style:style>
    <style:style style:name="P32" style:family="paragraph">
      <style:paragraph-properties fo:text-align="end"/>
      <style:text-properties fo:font-weight="bold" style:font-weight-asian="bold" style:font-weight-complex="bold"/>
    </style:style>
    <style:style style:name="P33" style:family="paragraph">
      <style:paragraph-properties fo:text-align="end" style:writing-mode="lr-tb"/>
      <style:text-properties style:font-name="Noto Sans1" fo:font-size="12pt" fo:font-weight="bold" style:font-size-asian="12pt" style:font-weight-asian="bold" style:font-size-complex="12pt" style:font-weight-complex="bold"/>
    </style:style>
    <style:style style:name="P34" style:family="paragraph">
      <style:paragraph-properties fo:text-align="start" style:writing-mode="page"/>
    </style:style>
    <style:style style:name="P35" style:family="paragraph">
      <style:paragraph-properties fo:text-align="start" style:writing-mode="lr-tb"/>
      <style:text-properties fo:color="#60c4e4" loext:opacity="100%" style:font-name="Noto Sans1" fo:font-size="54pt" fo:font-weight="bold" style:font-size-asian="54pt" style:font-weight-asian="bold" style:font-size-complex="54pt" style:font-weight-complex="bold"/>
    </style:style>
    <style:style style:name="P36"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37" style:family="paragraph">
      <style:paragraph-properties fo:text-align="start" style:writing-mode="lr-tb"/>
      <style:text-properties style:font-name="Noto Sans1" fo:font-size="12pt" fo:font-weight="bold" style:font-size-asian="12pt" style:font-weight-asian="bold" style:font-size-complex="12pt" style:font-weight-complex="bold"/>
    </style:style>
    <style:style style:name="P38" style:family="paragraph">
      <loext:graphic-properties draw:fill-color="#ffffff"/>
      <style:paragraph-properties style:writing-mode="lr-tb"/>
      <style:text-properties fo:font-size="20pt"/>
    </style:style>
    <style:style style:name="P39" style:family="paragraph">
      <loext:graphic-properties draw:fill="solid" draw:fill-color="#ffffff"/>
      <style:paragraph-properties fo:text-align="center"/>
      <style:text-properties style:font-name="Noto Sans1"/>
    </style:style>
    <style:style style:name="P40" style:family="paragraph">
      <loext:graphic-properties draw:fill="none" draw:fill-color="#ffffff"/>
      <style:paragraph-properties fo:text-align="center"/>
      <style:text-properties style:font-name="Noto Sans1"/>
    </style:style>
    <style:style style:name="P41" style:family="paragraph">
      <style:paragraph-properties fo:text-align="center"/>
      <style:text-properties fo:font-weight="bold" style:font-weight-asian="bold" style:font-weight-complex="bold"/>
    </style:style>
    <style:style style:name="P42" style:family="paragraph">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43" style:family="paragraph">
      <style:paragraph-properties fo:text-align="center" style:writing-mode="page"/>
    </style:style>
    <style:style style:name="P44" style:family="paragraph">
      <style:paragraph-properties fo:text-align="center" style:writing-mode="lr-tb"/>
      <style:text-properties fo:color="#ffffff" loext:opacity="100%" style:font-name="Noto Sans1" fo:font-size="12pt" style:font-size-asian="12pt" style:font-size-complex="12pt"/>
    </style:style>
    <style:style style:name="P45" style:family="paragraph">
      <style:paragraph-properties fo:line-height="100%" fo:text-align="center"/>
    </style:style>
    <style:style style:name="P46" style:family="paragraph">
      <style:paragraph-properties fo:line-height="100%" fo:text-align="center" style:writing-mode="lr-tb"/>
      <style:text-properties fo:color="#ffffff" loext:opacity="100%" style:font-name="Noto Sans1" fo:font-size="12pt" style:font-size-asian="12pt" style:font-size-complex="12pt"/>
    </style:style>
    <style:style style:name="P47" style:family="paragraph">
      <style:paragraph-properties fo:margin-left="0cm" fo:margin-right="0cm" fo:margin-top="0cm" fo:margin-bottom="0cm" fo:line-height="100%" fo:text-align="center" fo:text-indent="0cm" style:writing-mode="page"/>
    </style:style>
    <style:style style:name="P48" style:family="paragraph">
      <style:paragraph-properties fo:text-align="center" style:writing-mode="lr-tb"/>
      <style:text-properties style:font-name="Noto Sans1" fo:font-size="12pt" style:font-size-asian="12pt" style:font-size-complex="12pt"/>
    </style:style>
    <style:style style:name="P49"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50" style:family="paragraph">
      <style:paragraph-properties fo:text-align="center" style:writing-mode="page"/>
      <style:text-properties fo:color="#ffffff" loext:opacity="100%" style:font-name="Noto Sans1" fo:font-size="20pt" fo:font-weight="bold" style:font-size-asian="20pt" style:font-weight-asian="bold" style:font-size-complex="20pt" style:font-weight-complex="bold"/>
    </style:style>
    <style:style style:name="P51" style:family="paragraph">
      <loext:graphic-properties draw:fill="none"/>
    </style:style>
    <style:style style:name="P52" style:family="paragraph">
      <loext:graphic-properties draw:fill="bitmap" draw:fill-image-name="Bitmap_20_9" style:repeat="stretch"/>
      <style:paragraph-properties fo:text-align="center"/>
      <style:text-properties style:font-name="Noto Sans1"/>
    </style:style>
    <style:style style:name="P53" style:family="paragraph">
      <loext:graphic-properties draw:fill="none" draw:fill-color="#ffffff"/>
      <style:paragraph-properties style:writing-mode="lr-tb"/>
      <style:text-properties style:font-name="Noto Sans1" fo:font-size="14pt" style:font-size-asian="14pt" style:font-size-complex="14pt"/>
    </style:style>
    <style:style style:name="P54" style:family="paragraph">
      <loext:graphic-properties draw:fill="solid" draw:fill-color="#fcdd99"/>
      <style:paragraph-properties fo:text-align="center"/>
      <style:text-properties style:font-name="Noto Sans1"/>
    </style:style>
    <style:style style:name="P55" style:family="paragraph">
      <loext:graphic-properties draw:fill="solid" draw:fill-color="#ed85ad"/>
      <style:paragraph-properties fo:text-align="center"/>
      <style:text-properties style:font-name="Noto Sans1"/>
    </style:style>
    <style:style style:name="P56" style:family="paragraph">
      <loext:graphic-properties draw:fill="solid" draw:fill-color="#60c4e4"/>
      <style:paragraph-properties fo:text-align="center"/>
      <style:text-properties style:font-name="Noto Sans1"/>
    </style:style>
    <style:style style:name="P57" style:family="paragraph">
      <loext:graphic-properties draw:fill="solid" draw:fill-color="#a9dff1"/>
      <style:paragraph-properties fo:text-align="center"/>
      <style:text-properties style:font-name="Noto Sans1"/>
    </style:style>
    <style:style style:name="P58" style:family="paragraph">
      <loext:graphic-properties draw:fill="solid" draw:fill-color="#ab93ca"/>
      <style:paragraph-properties fo:text-align="center"/>
      <style:text-properties style:font-name="Noto Sans1"/>
    </style:style>
    <style:style style:name="P59" style:family="paragraph">
      <loext:graphic-properties draw:fill="solid" draw:fill-color="#f4f4f4"/>
      <style:paragraph-properties fo:text-align="center"/>
      <style:text-properties style:font-name="Noto Sans1"/>
    </style:style>
    <style:style style:name="P60" style:family="paragraph">
      <style:paragraph-properties fo:text-align="center" style:writing-mode="lr-tb"/>
      <style:text-properties style:font-name="Noto Sans1"/>
    </style:style>
    <style:style style:name="P61" style:family="paragraph">
      <loext:graphic-properties draw:fill="solid" draw:fill-color="#c5e9f5"/>
      <style:paragraph-properties fo:text-align="center"/>
      <style:text-properties style:font-name="Noto Sans1"/>
    </style:style>
    <style:style style:name="P62" style:family="paragraph">
      <loext:graphic-properties draw:fill="none" draw:fill-color="#ab93ca"/>
      <style:paragraph-properties fo:text-align="center"/>
      <style:text-properties style:font-name="Noto Sans1"/>
    </style:style>
    <style:style style:name="P63" style:family="paragraph">
      <loext:graphic-properties draw:fill="solid" draw:fill-color="#fbde9f"/>
      <style:paragraph-properties fo:text-align="center"/>
      <style:text-properties style:font-name="Noto Sans1"/>
    </style:style>
    <style:style style:name="P64" style:family="paragraph">
      <loext:graphic-properties draw:fill="none" draw:fill-color="#f8b621"/>
      <style:paragraph-properties fo:text-align="center"/>
      <style:text-properties style:font-name="Noto Sans1"/>
    </style:style>
    <style:style style:name="P65" style:family="paragraph">
      <loext:graphic-properties draw:fill="solid" draw:fill-color="#8467b5"/>
      <style:paragraph-properties fo:text-align="center"/>
      <style:text-properties style:font-name="Noto Sans1"/>
    </style:style>
    <style:style style:name="P66" style:family="paragraph">
      <loext:graphic-properties draw:fill="solid" draw:fill-color="#8978be"/>
      <style:paragraph-properties fo:text-align="center"/>
      <style:text-properties style:font-name="Noto Sans1"/>
    </style:style>
    <style:style style:name="P67" style:family="paragraph">
      <style:paragraph-properties fo:text-align="end" style:writing-mode="lr-tb"/>
      <style:text-properties fo:color="#7f59ae" loext:opacity="100%" style:font-name="Noto Sans1" fo:font-size="18pt" fo:font-weight="bold" style:font-size-asian="18pt" style:font-weight-asian="bold" style:font-size-complex="18pt" style:font-weight-complex="bold"/>
    </style:style>
    <style:style style:name="P68" style:family="paragraph">
      <style:paragraph-properties fo:text-align="end" style:writing-mode="page"/>
    </style:style>
    <style:style style:name="P69" style:family="paragraph">
      <style:paragraph-properties fo:text-align="end" style:writing-mode="lr-tb"/>
      <style:text-properties fo:color="#6b5e9b" loext:opacity="100%" style:font-name="Noto Sans1" fo:font-size="18pt" fo:font-weight="bold" style:font-size-asian="18pt" style:font-weight-asian="bold" style:font-size-complex="18pt" style:font-weight-complex="bold"/>
    </style:style>
    <style:style style:name="P70" style:family="paragraph">
      <style:paragraph-properties style:writing-mode="lr-tb"/>
      <style:text-properties fo:color="#7f59ae" loext:opacity="100%" style:font-name="Noto Sans1" fo:font-size="18pt" fo:font-weight="bold" style:font-size-asian="18pt" style:font-weight-asian="bold" style:font-size-complex="18pt" style:font-weight-complex="bold"/>
    </style:style>
    <style:style style:name="P71" style:family="paragraph">
      <style:paragraph-properties fo:text-align="end" style:writing-mode="lr-tb"/>
      <style:text-properties style:font-name="Noto Sans1" fo:font-size="11pt" fo:font-weight="bold" style:font-size-asian="11pt" style:font-weight-asian="bold" style:font-size-complex="11pt" style:font-weight-complex="bold"/>
    </style:style>
    <style:style style:name="P72" style:family="paragraph">
      <style:paragraph-properties fo:text-align="start" style:writing-mode="lr-tb"/>
      <style:text-properties fo:color="#6b5e9b" loext:opacity="100%" style:font-name="Noto Sans1" fo:font-size="18pt" fo:font-weight="bold" style:font-size-asian="18pt" style:font-weight-asian="bold" style:font-size-complex="18pt" style:font-weight-complex="bold"/>
    </style:style>
    <style:style style:name="P73" style:family="paragraph">
      <style:paragraph-properties fo:text-align="start" style:writing-mode="lr-tb"/>
      <style:text-properties style:font-name="Noto Sans1" fo:font-size="11pt" fo:font-weight="bold" style:font-size-asian="11pt" style:font-weight-asian="bold" style:font-size-complex="11pt" style:font-weight-complex="bold"/>
    </style:style>
    <style:style style:name="P74" style:family="paragraph">
      <style:paragraph-properties fo:text-align="start" style:writing-mode="page"/>
      <style:text-properties fo:font-weight="bold" style:font-weight-asian="bold" style:font-weight-complex="bold"/>
    </style:style>
    <style:style style:name="P75" style:family="paragraph">
      <style:paragraph-properties style:writing-mode="lr-tb"/>
      <style:text-properties style:font-name="Noto Sans1"/>
    </style:style>
    <style:style style:name="P76" style:family="paragraph">
      <loext:graphic-properties draw:fill="solid" draw:fill-color="#e54b87"/>
      <style:paragraph-properties fo:text-align="center"/>
    </style:style>
    <style:style style:name="P77" style:family="paragraph">
      <loext:graphic-properties draw:fill="solid" draw:fill-color="#f8b621"/>
      <style:paragraph-properties fo:text-align="center"/>
    </style:style>
    <style:style style:name="P78" style:family="paragraph">
      <loext:graphic-properties draw:fill="solid" draw:fill-color="#7f59ae"/>
      <style:paragraph-properties fo:text-align="center"/>
    </style:style>
    <style:style style:name="P79" style:family="paragraph">
      <loext:graphic-properties draw:fill="solid" draw:fill-color="#60c4e4"/>
      <style:paragraph-properties fo:text-align="center"/>
    </style:style>
    <style:style style:name="P80" style:family="paragraph">
      <loext:graphic-properties draw:fill="solid" draw:fill-color="#e54b89"/>
      <style:paragraph-properties fo:text-align="center"/>
    </style:style>
    <style:style style:name="P81"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5pt" fo:language="zxx" fo:country="none" fo:font-weight="bold" style:font-size-asian="15pt" style:font-weight-asian="bold" style:font-size-complex="15pt" style:font-weight-complex="bold"/>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ffffff" loext:opacity="100%" style:font-name="Noto Sans1" fo:font-size="18pt" fo:font-weight="bold" style:font-size-asian="18pt" style:font-weight-asian="bold" style:font-size-complex="18pt" style:font-weight-complex="bold"/>
    </style:style>
    <style:style style:name="T6" style:family="text">
      <style:text-properties fo:color="#7f59ae" loext:opacity="100%" style:font-name="Noto Sans1" fo:font-size="22pt" fo:font-weight="bold" style:font-size-asian="22pt" style:font-weight-asian="bold" style:font-size-complex="22pt" style:font-weight-complex="bold"/>
    </style:style>
    <style:style style:name="T7" style:family="text">
      <style:text-properties fo:color="#ffffff" loext:opacity="100%" style:font-name="Noto Sans1" fo:font-weight="bold" style:font-weight-asian="bold" style:font-weight-complex="bold"/>
    </style:style>
    <style:style style:name="T8" style:family="text">
      <style:text-properties style:font-name="Noto Sans1" fo:font-size="18pt" fo:font-weight="bold" style:font-size-asian="18pt" style:font-weight-asian="bold" style:font-size-complex="18pt" style:font-weight-complex="bold"/>
    </style:style>
    <style:style style:name="T9" style:family="text">
      <style:text-properties fo:color="#60c4e4" loext:opacity="100%" style:font-name="Noto Sans1" fo:font-size="22pt" fo:font-weight="bold" style:font-size-asian="22pt" style:font-size-complex="22pt"/>
    </style:style>
    <style:style style:name="T10" style:family="text">
      <style:text-properties fo:color="#e54b89" loext:opacity="100%" style:font-name="Noto Sans1" fo:font-size="22pt" fo:font-weight="bold" style:font-size-asian="22pt" style:font-weight-asian="bold" style:font-size-complex="22pt" style:font-weight-complex="bold"/>
    </style:style>
    <style:style style:name="T11" style:family="text">
      <style:text-properties fo:color="#f8b622" loext:opacity="100%" style:font-name="Noto Sans1" fo:font-size="22pt" fo:font-weight="bold" style:font-size-asian="22pt" style:font-weight-asian="bold" style:font-size-complex="22pt" style:font-weight-complex="bold"/>
    </style:style>
    <style:style style:name="T12" style:family="text">
      <style:text-properties fo:color="#7f59ae" loext:opacity="100%" style:font-name="Noto Sans1" fo:font-size="22pt" fo:font-weight="bold" style:font-size-asian="22pt" style:font-size-complex="22pt"/>
    </style:style>
    <style:style style:name="T13" style:family="text">
      <style:text-properties fo:color="#ffff6d" loext:opacity="100%" style:font-name="Noto Sans1" fo:font-size="44pt" fo:font-weight="bold" style:font-size-asian="44pt" style:font-weight-asian="bold" style:font-size-complex="44pt" style:font-weight-complex="bold"/>
    </style:style>
    <style:style style:name="T14" style:family="text">
      <style:text-properties fo:color="#fe7130" loext:opacity="100%" style:font-name="Noto Sans1" fo:font-size="60pt" fo:font-weight="bold" style:font-size-asian="60pt" style:font-weight-asian="bold" style:font-size-complex="60pt" style:font-weight-complex="bold"/>
    </style:style>
    <style:style style:name="T15" style:family="text">
      <style:text-properties fo:color="#fe7130" loext:opacity="100%" style:font-name="Noto Sans1" fo:font-weight="bold" style:font-weight-asian="bold" style:font-weight-complex="bold"/>
    </style:style>
    <style:style style:name="T16" style:family="text">
      <style:text-properties style:font-name="Noto Sans1" fo:font-size="15pt" fo:font-weight="bold" style:font-size-asian="15pt" style:font-weight-asian="bold" style:font-size-complex="15pt" style:font-weight-complex="bold"/>
    </style:style>
    <style:style style:name="T17" style:family="text">
      <style:text-properties style:font-name="Noto Sans1" fo:font-size="20pt" fo:font-weight="bold" style:font-size-asian="20pt" style:font-weight-asian="bold" style:font-size-complex="20pt" style:font-weight-complex="bold"/>
    </style:style>
    <style:style style:name="T18" style:family="text">
      <style:text-properties fo:color="#60c4e4" loext:opacity="100%" style:font-name="Noto Sans1" fo:font-size="48pt" fo:font-weight="bold" style:font-size-asian="48pt" style:font-weight-asian="bold" style:font-size-complex="48pt" style:font-weight-complex="bold"/>
    </style:style>
    <style:style style:name="T19" style:family="text">
      <style:text-properties fo:color="#7f59ae" loext:opacity="100%" style:font-name="Noto Sans1" fo:font-size="44pt" fo:font-weight="bold" style:font-size-asian="44pt" style:font-weight-asian="bold" style:font-size-complex="44pt" style:font-weight-complex="bold"/>
    </style:style>
    <style:style style:name="T20"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bold" style:letter-kerning="true" fo:background-color="transparent" style:font-name-asian="Noto Sans CJK SC"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21" style:family="text">
      <style:text-properties fo:color="#ffffff" loext:opacity="100%" style:font-name="Noto Sans1" fo:font-size="15pt" fo:font-weight="bold" style:font-size-asian="15pt" style:font-weight-asian="bold" style:font-size-complex="15pt" style:font-weight-complex="bold"/>
    </style:style>
    <style:style style:name="T22" style:family="text">
      <style:text-properties fo:color="#ffffff" loext:opacity="100%" style:font-name="Noto Sans1" fo:font-size="12pt" style:font-size-asian="12pt" style:font-size-complex="12pt"/>
    </style:style>
    <style:style style:name="T23" style:family="text">
      <style:text-properties fo:color="#ffffff" loext:opacity="100%" style:font-name="Noto Sans1" fo:font-size="20pt" fo:font-weight="bold" style:font-size-asian="20pt" style:font-weight-asian="bold" style:font-size-complex="20pt" style:font-weight-complex="bold"/>
    </style:style>
    <style:style style:name="T24" style:family="text">
      <style:text-properties style:font-name="Noto Sans1" fo:font-size="16pt" fo:font-weight="bold" style:font-size-asian="16pt" style:font-weight-asian="bold" style:font-size-complex="16pt" style:font-weight-complex="bold"/>
    </style:style>
    <style:style style:name="T25" style:family="text">
      <style:text-properties style:font-name="Noto Sans1" fo:font-size="14pt" style:font-size-asian="14pt" style:font-size-complex="14pt"/>
    </style:style>
    <style:style style:name="T26" style:family="text">
      <style:text-properties fo:color="#7f59ae" loext:opacity="100%" style:font-name="Noto Sans1" fo:font-size="18pt" fo:font-weight="bold" style:font-size-asian="18pt" style:font-weight-asian="bold" style:font-size-complex="18pt" style:font-weight-complex="bold"/>
    </style:style>
    <style:style style:name="T27" style:family="text">
      <style:text-properties style:font-name="Noto Sans1" fo:font-size="13pt" fo:font-weight="bold" style:font-size-asian="13pt" style:font-weight-asian="bold" style:font-size-complex="13pt" style:font-weight-complex="bold"/>
    </style:style>
    <style:style style:name="T28" style:family="text">
      <style:text-properties fo:font-variant="normal" fo:text-transform="none" style:use-window-font-color="true" loext:opacity="0%" style:text-outline="false" style:text-line-through-style="none" style:text-line-through-type="none" style:font-name="Noto Sans1" fo:font-size="13pt" fo:font-style="normal" fo:text-shadow="none" style:text-underline-style="none" fo:font-weight="bold" style:letter-kerning="true" fo:background-color="transparent" style:font-name-asian="Noto Sans CJK SC" style:font-size-asian="13pt" style:font-style-asian="normal" style:font-weight-asian="bold" style:font-name-complex="Mangal" style:font-size-complex="13pt" style:font-style-complex="normal" style:font-weight-complex="bold" style:text-emphasize="none" style:font-relief="none" style:text-overline-style="none" style:text-overline-color="font-color"/>
    </style:style>
    <style:style style:name="T29"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ets Start</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How to answer the questions which we know partially, we dont know</text:span></text:p>
          </draw:text-box>
        </draw:frame>
        <draw:frame presentation:style-name="pr2" draw:text-style-name="P8" draw:layer="layout" svg:width="12.8cm" svg:height="5.505cm" svg:x="2.2cm" svg:y="2.03cm" presentation:class="title" presentation:user-transformed="true">
          <draw:text-box>
            <text:p text:style-name="P7"><text:span text:style-name="T3">Interview</text:span></text:p>
          </draw:text-box>
        </draw:frame>
        <draw:frame presentation:style-name="pr3" draw:text-style-name="P9" draw:layer="layout" svg:width="10.2cm" svg:height="2.118cm" svg:x="2.3cm" svg:y="5.503cm" presentation:class="title" presentation:user-transformed="true">
          <draw:text-box>
            <text:p text:style-name="P7"><text:span text:style-name="T4">TIPS</text:span></text:p>
          </draw:text-box>
        </draw:frame>
        <presentation:notes draw:style-name="dp2">
          <draw:page-thumbnail draw:style-name="gr4"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2"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5">2</text:span></text:p>
          </draw:polygon>
          <draw:line draw:style-name="gr6" draw:text-style-name="P13" draw:layer="layout" svg:x1="10.144cm" svg:y1="5.916cm" svg:x2="18.536cm" svg:y2="5.916cm">
            <text:p/>
          </draw:line>
          <draw:polygon draw:style-name="gr7" draw:text-style-name="P14"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5" draw:layer="layout" svg:width="6.669cm" svg:height="1.813cm" svg:x="14.032cm" svg:y="1.437cm" presentation:class="title" presentation:user-transformed="true">
          <draw:text-box>
            <text:p text:style-name="P7"><text:span text:style-name="T6">Mind Block</text:span></text:p>
          </draw:text-box>
        </draw:frame>
        <draw:g>
          <draw:polygon draw:style-name="gr8" draw:text-style-name="P16"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3" draw:layer="layout" svg:x1="21.383cm" svg:y1="8.66cm" svg:x2="12.992cm" svg:y2="8.66cm">
            <text:p/>
          </draw:line>
          <draw:polygon draw:style-name="gr10" draw:text-style-name="P17"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8"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8">4</text:span></text:p>
          </draw:polygon>
          <draw:line draw:style-name="gr12" draw:text-style-name="P13" draw:layer="layout" svg:x1="9.973cm" svg:y1="11.39cm" svg:x2="18.365cm" svg:y2="11.39cm">
            <text:p/>
          </draw:line>
          <draw:polygon draw:style-name="gr13" draw:text-style-name="P19"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20" draw:layer="layout" svg:x1="21.386cm" svg:y1="3.036cm" svg:x2="12.995cm" svg:y2="3.036cm">
            <text:p/>
          </draw:line>
          <draw:polygon draw:style-name="gr15" draw:text-style-name="P21"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2"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2"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3" draw:layer="layout" svg:x1="21.383cm" svg:y1="14.003cm" svg:x2="12.992cm" svg:y2="14.003cm">
            <text:p/>
          </draw:line>
          <draw:polygon draw:style-name="gr15" draw:text-style-name="P23"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5" draw:layer="layout" svg:width="7.756cm" svg:height="1.813cm" svg:x="9.962cm" svg:y="4.248cm" presentation:class="title" presentation:user-transformed="true">
          <draw:text-box>
            <text:p text:style-name="P24"><text:span text:style-name="T9">Answer Got Struck</text:span></text:p>
          </draw:text-box>
        </draw:frame>
        <draw:frame presentation:style-name="pr5" draw:text-style-name="P26" draw:layer="layout" svg:width="7.757cm" svg:height="1.813cm" svg:x="14.032cm" svg:y="7.106cm" presentation:class="title" presentation:user-transformed="true">
          <draw:text-box>
            <text:p text:style-name="P7"><text:span text:style-name="T10">Partial Answers</text:span></text:p>
          </draw:text-box>
        </draw:frame>
        <draw:frame presentation:style-name="pr5" draw:text-style-name="P27" draw:layer="layout" svg:width="7.756cm" svg:height="1.813cm" svg:x="9.962cm" svg:y="9.703cm" presentation:class="title" presentation:user-transformed="true">
          <draw:text-box>
            <text:p text:style-name="P24"><text:span text:style-name="T11">Tamil</text:span></text:p>
          </draw:text-box>
        </draw:frame>
        <draw:frame presentation:style-name="pr6" draw:text-style-name="P28" draw:layer="layout" svg:width="9.469cm" svg:height="1.889cm" svg:x="14.032cm" svg:y="12.265cm" presentation:class="title" presentation:user-transformed="true">
          <draw:text-box>
            <text:p text:style-name="P7"><text:span text:style-name="T12">No Idea </text:span></text:p>
          </draw:text-box>
        </draw:frame>
        <presentation:notes draw:style-name="dp2">
          <draw:page-thumbnail draw:style-name="gr4" draw:layer="layout" svg:width="0.001cm" svg:height="0.001cm" svg:x="0cm" svg:y="2.257cm" draw:page-number="2" presentation:class="page"/>
          <draw:frame presentation:style-name="pr7" draw:text-style-name="P10"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7" draw:text-style-name="P2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8" draw:text-style-name="P30" draw:layer="layout" svg:width="10.8cm" svg:height="4.929cm" svg:x="14.235cm" svg:y="3.722cm" presentation:class="title" presentation:user-transformed="true">
          <draw:text-box>
            <text:p text:style-name="P24"><text:span text:style-name="T14">Mind</text:span></text:p>
          </draw:text-box>
        </draw:frame>
        <draw:frame presentation:style-name="pr9" draw:text-style-name="P31" draw:layer="layout" svg:width="7.4cm" svg:height="2.217cm" svg:x="17.635cm" svg:y="7.077cm" presentation:class="title" presentation:user-transformed="true">
          <draw:text-box>
            <text:p text:style-name="P24"><text:span text:style-name="T15">Block</text:span></text:p>
          </draw:text-box>
        </draw:frame>
        <draw:frame presentation:style-name="pr10" draw:text-style-name="P33" draw:layer="layout" svg:width="16.5cm" svg:height="4.299cm" svg:x="10cm" svg:y="9.5cm" presentation:class="title" presentation:user-transformed="true">
          <draw:text-box>
            <text:p text:style-name="P32"><text:span text:style-name="T16"><text:line-break/></text:span><text:span text:style-name="T16">I know the answer for this question for sure. All of a sudden, My mind got blocked. <text:s/>Could you please / kindly give me few minutes to think? <text:s/>Definitely, I will try to give the best answer. </text:span></text:p>
          </draw:text-box>
        </draw:frame>
        <presentation:notes draw:style-name="dp2">
          <draw:page-thumbnail draw:style-name="gr4" draw:layer="layout" svg:width="19.798cm" svg:height="11.136cm" svg:x="0.6cm" svg:y="2.257cm" draw:page-number="3" presentation:class="page"/>
          <draw:frame presentation:style-name="pr11" draw:text-style-name="P10"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draw:polygon draw:style-name="gr17" draw:text-style-name="P2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12" draw:text-style-name="P30" draw:layer="layout" svg:width="10.8cm" svg:height="4.929cm" svg:x="14.235cm" svg:y="3.722cm" presentation:class="title" presentation:user-transformed="true">
          <draw:text-box>
            <text:p text:style-name="P24"><text:span text:style-name="T14">Mind</text:span></text:p>
          </draw:text-box>
        </draw:frame>
        <draw:frame presentation:style-name="pr13" draw:text-style-name="P31" draw:layer="layout" svg:width="7.4cm" svg:height="2.217cm" svg:x="17.635cm" svg:y="7.077cm" presentation:class="title" presentation:user-transformed="true">
          <draw:text-box>
            <text:p text:style-name="P24"><text:span text:style-name="T15">Block</text:span></text:p>
          </draw:text-box>
        </draw:frame>
        <draw:frame presentation:style-name="pr14" draw:text-style-name="P33" draw:layer="layout" svg:width="16.5cm" svg:height="4.299cm" svg:x="10cm" svg:y="9.5cm" presentation:class="title" presentation:user-transformed="true">
          <draw:text-box>
            <text:p text:style-name="P32"><text:span text:style-name="T17">The answer for this question is very familiar to me. Suddenly, I became blank. <text:s/>Could you please wait for a moment. Let me definitely update you the answer.</text:span></text:p>
          </draw:text-box>
        </draw:frame>
        <presentation:notes draw:style-name="dp1">
          <draw:page-thumbnail draw:style-name="gr4" draw:layer="layout" svg:width="19.798cm" svg:height="11.136cm" svg:x="0.6cm" svg:y="2.257cm" draw:page-number="4" presentation:class="page"/>
          <draw:frame presentation:style-name="pr15" draw:text-style-name="P10" draw:layer="layout" svg:width="16.799cm" svg:height="13.364cm" svg:x="2.1cm" svg:y="14.107cm" presentation:class="notes" presentation:placeholder="true">
            <draw:text-box/>
          </draw:frame>
        </presentation:notes>
      </draw:page>
      <draw:page draw:name="page5" draw:style-name="dp1" draw:master-page-name="Topic_20_Title_20_1_5f__5f_" presentation:presentation-page-layout-name="AL2T1">
        <draw:polygon draw:style-name="gr17" draw:text-style-name="P2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16" draw:text-style-name="P30" draw:layer="layout" svg:width="10.8cm" svg:height="4.929cm" svg:x="14.235cm" svg:y="3.722cm" presentation:class="title" presentation:user-transformed="true">
          <draw:text-box>
            <text:p text:style-name="P24"><text:span text:style-name="T14">Mind</text:span></text:p>
          </draw:text-box>
        </draw:frame>
        <draw:frame presentation:style-name="pr17" draw:text-style-name="P31" draw:layer="layout" svg:width="7.4cm" svg:height="2.217cm" svg:x="17.635cm" svg:y="7.077cm" presentation:class="title" presentation:user-transformed="true">
          <draw:text-box>
            <text:p text:style-name="P24"><text:span text:style-name="T15">Block</text:span></text:p>
          </draw:text-box>
        </draw:frame>
        <draw:frame presentation:style-name="pr18" draw:text-style-name="P33" draw:layer="layout" svg:width="16.5cm" svg:height="4.299cm" svg:x="10cm" svg:y="9.5cm" presentation:class="title" presentation:user-transformed="true">
          <draw:text-box>
            <text:p text:style-name="P34"><text:span text:style-name="T17">Very known question, but forgot completely. <text:s/>Oops! One moment - let me think for a while. <text:s/></text:span></text:p>
          </draw:text-box>
        </draw:frame>
        <presentation:notes draw:style-name="dp1">
          <draw:page-thumbnail draw:style-name="gr4" draw:layer="layout" svg:width="19.798cm" svg:height="11.136cm" svg:x="0.6cm" svg:y="2.257cm" draw:page-number="5" presentation:class="page"/>
          <draw:frame presentation:style-name="pr19" draw:text-style-name="P10" draw:layer="layout" svg:width="16.799cm" svg:height="13.364cm" svg:x="2.1cm" svg:y="14.107cm" presentation:class="notes" presentation:placeholder="true">
            <draw:text-box/>
          </draw:frame>
        </presentation:notes>
      </draw:page>
      <draw:page draw:name="page6" draw:style-name="dp1" draw:master-page-name="Topic_20_Title_20_2">
        <draw:frame presentation:style-name="pr20" draw:text-style-name="P35" draw:layer="layout" svg:width="10.8cm" svg:height="4.903cm" svg:x="7cm" svg:y="4.301cm" presentation:class="title" presentation:user-transformed="true">
          <draw:text-box>
            <text:p text:style-name="P5"><text:span text:style-name="T18">Answer got struck</text:span><text:span text:style-name="T18"><text:tab/></text:span></text:p>
          </draw:text-box>
        </draw:frame>
        <draw:polygon draw:style-name="gr18" draw:text-style-name="P36"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9">2</text:span></text:p>
        </draw:polygon>
        <draw:frame presentation:style-name="pr21" draw:text-style-name="P37" draw:layer="layout" svg:width="12cm" svg:height="5.33cm" svg:x="5.5cm" svg:y="8.67cm" presentation:class="title" presentation:user-transformed="true">
          <draw:text-box>
            <text:p text:style-name="P5"><text:span text:style-name="T20">Really sorry. <text:s/>I prepared </text:span><text:span text:style-name="T17">well</text:span><text:span text:style-name="T17"> but I believe I’m missing few important points here. I couldn’t recollect them immediately. <text:s/></text:span></text:p>
          </draw:text-box>
        </draw:frame>
        <presentation:notes draw:style-name="dp2">
          <draw:page-thumbnail draw:style-name="gr4" draw:layer="layout" svg:width="0.001cm" svg:height="0.001cm" svg:x="0cm" svg:y="2.257cm" draw:page-number="6" presentation:class="page"/>
          <draw:frame presentation:style-name="pr22" draw:text-style-name="P38" draw:layer="layout" svg:width="16.799cm" svg:height="13.364cm" svg:x="2.1cm" svg:y="14.107cm" presentation:class="notes" presentation:placeholder="true">
            <draw:text-box/>
          </draw:frame>
        </presentation:notes>
      </draw:page>
      <draw:page draw:name="page7" draw:style-name="dp1" draw:master-page-name="Sample_20_Article" presentation:presentation-page-layout-name="AL2T1">
        <draw:g>
          <draw:path draw:style-name="gr19" draw:text-style-name="P39" draw:layer="layout" svg:width="1.291cm" svg:height="1.228cm" svg:x="2.708cm" svg:y="3.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40" draw:layer="layout" svg:width="1.291cm" svg:height="1.228cm" svg:x="2.708cm" svg:y="3.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9" draw:layer="layout" svg:width="0.981cm" svg:height="1.279cm" svg:x="10.024cm" svg:y="3.5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40" draw:layer="layout" svg:width="0.981cm" svg:height="1.279cm" svg:x="10.037cm" svg:y="3.5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9" draw:layer="layout" svg:width="1.422cm" svg:height="1.423cm" svg:x="16.79cm" svg:y="3.5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40" draw:layer="layout" svg:width="1.422cm" svg:height="1.423cm" svg:x="16.79cm" svg:y="3.5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9" draw:layer="layout" svg:width="1.671cm" svg:height="1.103cm" svg:x="23.933cm" svg:y="3.479cm" svg:viewBox="0 0 1672 1104" svg:d="M690 258c59-366 743-349 683 89 692 186 12 979-345 531-411 433-868 178-1010-215-102-281 233-734 672-405z">
            <text:p/>
          </draw:path>
          <draw:path draw:style-name="gr20" draw:text-style-name="P40" draw:layer="layout" svg:width="1.671cm" svg:height="1.103cm" svg:x="23.933cm" svg:y="3.479cm" svg:viewBox="0 0 1672 1104" svg:d="M18 663c-102-281 233-734 672-405 59-366 743-349 683 89 692 186 12 979-345 531-411 433-868 178-1010-215z">
            <text:p/>
          </draw:path>
        </draw:g>
        <draw:frame presentation:style-name="pr23" draw:text-style-name="P42" draw:layer="layout" svg:width="7cm" svg:height="5.06cm" svg:x="0cm" svg:y="7cm" presentation:class="title" presentation:user-transformed="true">
          <draw:text-box>
            <text:p text:style-name="P41"><text:span text:style-name="T21"><text:line-break/></text:span><text:span text:style-name="T21">As far as I know, there are few things present. But, I'm not well prepared on those areas.</text:span></text:p>
          </draw:text-box>
        </draw:frame>
        <draw:frame presentation:style-name="pr24" draw:text-style-name="P44" draw:layer="layout" svg:width="5.428cm" svg:height="4.137cm" svg:x="8.072cm" svg:y="7.363cm" presentation:class="title" presentation:user-transformed="true">
          <draw:text-box>
            <text:p text:style-name="P43"><text:span text:style-name="T21"><text:line-break/></text:span><text:span text:style-name="T21">I’m sure I missed few points here. <text:s/>Really Sorry for that. </text:span></text:p>
          </draw:text-box>
        </draw:frame>
        <draw:frame presentation:style-name="pr24" draw:text-style-name="P46" draw:layer="layout" svg:width="5.428cm" svg:height="4.137cm" svg:x="14.787cm" svg:y="8.342cm" presentation:class="title" presentation:user-transformed="true">
          <draw:text-box>
            <text:p text:style-name="P45"><text:span text:style-name="T22"><text:line-break/></text:span><text:span text:style-name="T22"> </text:span></text:p>
          </draw:text-box>
        </draw:frame>
        <draw:frame presentation:style-name="pr24" draw:text-style-name="P48" draw:layer="layout" svg:width="5.428cm" svg:height="6.755cm" svg:x="21.572cm" svg:y="6cm" presentation:class="title" presentation:user-transformed="true">
          <draw:text-box>
            <text:p text:style-name="P47"><text:span text:style-name="T21">I could hardly remember this one area. But still, I can say -</text:span><text:span text:style-name="T21"><text:line-break/></text:span><text:span text:style-name="T21"><text:line-break/></text:span><text:span text:style-name="T21">I'm not in a position to explain everything there, but I can add few points.</text:span></text:p>
          </draw:text-box>
        </draw:frame>
        <draw:frame presentation:style-name="pr25" draw:text-style-name="P49" draw:layer="layout" svg:width="4.399cm" svg:height="1.8cm" svg:x="1.101cm" svg:y="5.2cm" presentation:class="title" presentation:user-transformed="true">
          <draw:text-box>
            <text:p><text:span text:style-name="T23">Partial Answers</text:span></text:p>
          </draw:text-box>
        </draw:frame>
        <draw:frame presentation:style-name="pr25" draw:text-style-name="P49" draw:layer="layout" svg:width="4.399cm" svg:height="1.8cm" svg:x="8.5cm" svg:y="5.2cm" presentation:class="title" presentation:user-transformed="true">
          <draw:text-box>
            <text:p text:style-name="P43"><text:span text:style-name="T23">Partial Answers</text:span></text:p>
          </draw:text-box>
        </draw:frame>
        <draw:frame presentation:style-name="pr25" draw:text-style-name="P49" draw:layer="layout" svg:width="4.399cm" svg:height="1.8cm" svg:x="15.5cm" svg:y="5.2cm" presentation:class="title" presentation:user-transformed="true">
          <draw:text-box>
            <text:p text:style-name="P43"><text:span text:style-name="T23">Partial Answers</text:span></text:p>
          </draw:text-box>
        </draw:frame>
        <draw:frame presentation:style-name="pr26" draw:text-style-name="P50" draw:layer="layout" svg:width="6.5cm" svg:height="1.8cm" svg:x="21cm" svg:y="4.5cm" presentation:class="title" presentation:user-transformed="true">
          <draw:text-box>
            <text:p text:style-name="P43"><text:span text:style-name="T23">Partial Answers</text:span></text:p>
          </draw:text-box>
        </draw:frame>
        <draw:frame draw:style-name="gr23" draw:text-style-name="P51" draw:layer="layout" svg:width="6.5cm" svg:height="3.935cm" svg:x="14.5cm" svg:y="7.5cm">
          <draw:text-box>
            <text:p text:style-name="P47"><text:span text:style-name="T21"><text:line-break/></text:span><text:span text:style-name="T21">Though I'm not good at this part, let me try to add few points which I know. </text:span></text:p>
          </draw:text-box>
        </draw:frame>
        <presentation:notes draw:style-name="dp2">
          <draw:page-thumbnail draw:style-name="gr4" draw:layer="layout" svg:width="19.798cm" svg:height="11.136cm" svg:x="0.6cm" svg:y="2.257cm" draw:page-number="7" presentation:class="page"/>
          <draw:frame presentation:style-name="pr27" draw:text-style-name="P10" draw:layer="layout" svg:width="16.799cm" svg:height="13.364cm" svg:x="2.1cm" svg:y="14.107cm" presentation:class="notes" presentation:placeholder="true">
            <draw:text-box/>
          </draw:frame>
        </presentation:notes>
      </draw:page>
      <draw:page draw:name="page8" draw:style-name="dp1" draw:master-page-name="Insert_20_Picture">
        <draw:path draw:style-name="gr24" draw:text-style-name="P52" draw:layer="layout" svg:width="11.648cm" svg:height="11.647cm" svg:x="13.901cm" svg:y="1.882cm" svg:viewBox="0 0 11649 11648" svg:d="M0 0c3883 0 7766 0 11649 0 0 3883 0 7765 0 11648-3883 0-7766 0-11649 0 0-3883 0-7765 0-11648z">
          <text:p/>
        </draw:path>
        <draw:frame presentation:style-name="pr28" draw:text-style-name="P33" draw:layer="layout" svg:width="10.322cm" svg:height="8.745cm" svg:x="1.178cm" svg:y="4.755cm" presentation:class="title" presentation:user-transformed="true">
          <draw:text-box>
            <text:p text:style-name="P32"><text:span text:style-name="T24">I'm very sorry to say this. </text:span><text:span text:style-name="T24"><text:line-break/></text:span><text:span text:style-name="T24"> I know the answer / concepts clearly. I feel a bit nervous, I couldn't narrate things clearly in English. </text:span><text:span text:style-name="T24"><text:line-break/></text:span><text:span text:style-name="T24"><text:line-break/></text:span><text:span text:style-name="T24">With your permission, shall I continue my answer in Tamil?</text:span></text:p>
          </draw:text-box>
        </draw:frame>
        <draw:frame draw:style-name="gr25" draw:text-style-name="P53" draw:layer="layout" svg:width="5.396cm" svg:height="0.924cm" svg:x="13cm" svg:y="14.385cm">
          <draw:text-box>
            <text:p><text:span text:style-name="T25">Work by: Falia Vicky</text:span></text:p>
          </draw:text-box>
        </draw:frame>
        <draw:frame draw:style-name="gr26" draw:text-style-name="P51" draw:layer="layout" svg:width="5.277cm" svg:height="1.154cm" svg:x="3.723cm" svg:y="2.346cm">
          <draw:text-box>
            <text:p><text:span text:style-name="T6">Tamil?</text:span></text:p>
          </draw:text-box>
        </draw:frame>
        <presentation:notes draw:style-name="dp2">
          <draw:page-thumbnail draw:style-name="gr4" draw:layer="layout" svg:width="0.001cm" svg:height="0.001cm" svg:x="0cm" svg:y="2.257cm" draw:page-number="8" presentation:class="page"/>
          <draw:frame presentation:style-name="pr29" draw:text-style-name="P10" draw:layer="layout" svg:width="16.799cm" svg:height="13.364cm" svg:x="2.1cm" svg:y="14.107cm" presentation:class="notes" presentation:placeholder="true">
            <draw:text-box/>
          </draw:frame>
        </presentation:notes>
      </draw:page>
      <draw:page draw:name="page9" draw:style-name="dp1" draw:master-page-name="Content_20_">
        <draw:path draw:style-name="gr19" draw:text-style-name="P39"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27" draw:text-style-name="P19" draw:layer="layout" svg:width="1.822cm" svg:height="2.895cm" svg:x="14.242cm" svg:y="5.105cm" svg:viewBox="0 0 1823 2896" svg:d="M189 0c314 20 622 92 913 211 260 106 503 250 721 426-608 753-1215 1506-1823 2259 63-965 126-1931 189-2896z">
          <text:p/>
        </draw:path>
        <draw:path draw:style-name="gr28" draw:text-style-name="P54" draw:layer="layout" svg:width="2.885cm" svg:height="1.913cm" svg:x="14.222cm" svg:y="6.072cm" svg:viewBox="0 0 2886 1914" svg:d="M2182 0c207 236 374 505 496 795 107 259 178 532 208 811-962 103-1924 206-2886 308 728-638 1454-1276 2182-1914z">
          <text:p/>
        </draw:path>
        <draw:path draw:style-name="gr29" draw:text-style-name="P55" draw:layer="layout" svg:width="1.913cm" svg:height="2.885cm" svg:x="14.232cm" svg:y="7.941cm" svg:viewBox="0 0 1914 2886" svg:d="M1914 2182c-236 207-504 375-794 496-260 108-532 178-812 208-103-962-206-1924-308-2886 638 728 1276 1454 1914 2182z">
          <text:p/>
        </draw:path>
        <draw:path draw:style-name="gr30" draw:text-style-name="P56" draw:layer="layout" svg:width="1.823cm" svg:height="2.896cm" svg:x="12.434cm" svg:y="7.936cm" svg:viewBox="0 0 1824 2897" svg:d="M1634 2897c-314-21-621-92-913-212-259-106-502-250-721-426 608-753 1216-1506 1824-2259-63 965-127 1932-190 2897z">
          <text:p/>
        </draw:path>
        <draw:path draw:style-name="gr31" draw:text-style-name="P57" draw:layer="layout" svg:width="2.886cm" svg:height="1.913cm" svg:x="11.392cm" svg:y="7.951cm" svg:viewBox="0 0 2887 1914" svg:d="M704 1914c-207-236-374-504-496-794-108-260-178-532-208-812 962-103 1925-206 2887-308-728 638-1456 1276-2183 1914z">
          <text:p/>
        </draw:path>
        <draw:path draw:style-name="gr15" draw:text-style-name="P23" draw:layer="layout" svg:width="2.896cm" svg:height="1.822cm" svg:x="11.385cm" svg:y="6.154cm" svg:viewBox="0 0 2897 1823" svg:d="M0 1633c21-313 92-621 212-912 106-260 250-503 426-721 753 608 1506 1215 2259 1823-965-63-1932-127-2897-190z">
          <text:p/>
        </draw:path>
        <draw:path draw:style-name="gr32" draw:text-style-name="P58" draw:layer="layout" svg:width="1.913cm" svg:height="2.886cm" svg:x="12.353cm" svg:y="5.111cm" svg:viewBox="0 0 1914 2887" svg:d="M0 704c236-207 505-374 795-496 259-108 532-178 811-208 103 962 206 1925 308 2887-638-728-1276-1456-1914-2183z">
          <text:p/>
        </draw:path>
        <draw:path draw:style-name="gr33" draw:text-style-name="P17" draw:layer="layout" svg:width="2.896cm" svg:height="1.822cm" svg:x="14.217cm" svg:y="7.961cm" svg:viewBox="0 0 2897 1823" svg:d="M2897 189c-21 314-92 622-212 913-106 260-250 503-426 721-753-608-1506-1215-2259-1823 965 63 1932 126 2897 189z">
          <text:p/>
        </draw:path>
        <draw:path draw:style-name="gr34" draw:text-style-name="P59"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35" draw:text-style-name="P13" draw:layer="layout" svg:width="2.461cm" svg:height="0.242cm" draw:transform="rotate (0.0642281164733913) translate (8.73544184106082cm 9.11379592710036cm)" svg:viewBox="0 0 2462 243" svg:d="M2462 243c-121 0-1641-162-2462-243">
            <text:p/>
          </draw:path>
          <draw:path draw:style-name="gr36" draw:text-style-name="P23"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35" draw:text-style-name="P13" draw:layer="layout" svg:width="2.736cm" svg:height="-0.001cm" draw:transform="rotate (-0.234223185617639) translate (8.45337893791528cm 6.30155661987995cm)" svg:viewBox="0 0 2737 0" svg:d="M2737 0c-912 0-1825 0-2737 0">
            <text:p/>
          </draw:path>
          <draw:path draw:style-name="gr36" draw:text-style-name="P23"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35" draw:text-style-name="P13" draw:layer="layout" svg:width="4.133cm" svg:height="0.727cm" draw:transform="rotate (-0.422369678982628) translate (9.30924780548699cm 2.79449885472697cm)" svg:viewBox="0 0 4134 728" svg:d="M4134 559c-164-186-329-373-494-559-1213 243-2426 485-3640 728">
            <text:p/>
          </draw:path>
          <draw:path draw:style-name="gr36" draw:text-style-name="P23"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35" draw:text-style-name="P60" draw:layer="layout" svg:width="3.784cm" svg:height="0.621cm" draw:transform="skewX (-0.00157079632679492) rotate (0.30473448739821) translate (9.05706310160867cm 12.254745666688cm)" svg:viewBox="0 0 3785 622" svg:d="M3785 63c-166 186-331 373-496 559-1096-207-2193-414-3289-622">
            <text:p/>
          </draw:path>
          <draw:path draw:style-name="gr36" draw:text-style-name="P23"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37" draw:text-style-name="P13" draw:layer="layout" svg:width="2.422cm" svg:height="0cm" draw:transform="rotate (0.173834793498635) translate (17.2892035157545cm 6.93684551094895cm)" svg:viewBox="0 0 2423 0" svg:d="M0 0c808 0 1615 0 2423 0">
            <text:p/>
          </draw:path>
          <draw:path draw:style-name="gr36" draw:text-style-name="P23"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35" draw:text-style-name="P13" draw:layer="layout" svg:width="2.323cm" svg:height="0.242cm" draw:transform="skewX (-0.00820304748437335) rotate (-0.0991347015132782) translate (17.2250912536002cm 9.05916662300526cm)" svg:viewBox="0 0 2324 243" svg:d="M0 243c115 0 1549-162 2324-243">
            <text:p/>
          </draw:path>
          <draw:path draw:style-name="gr36" draw:text-style-name="P23"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37" draw:text-style-name="P13" draw:layer="layout" svg:width="4.149cm" svg:height="0.623cm" draw:transform="skewX (0.00157079632679489) rotate (-0.390081087820733) translate (15.7403180136073cm 11.0027601769671cm)" svg:viewBox="0 0 4150 624" svg:d="M0 65c181 186 362 373 543 559 1202-208 2405-416 3607-624">
            <text:p/>
          </draw:path>
          <draw:path draw:style-name="gr36" draw:text-style-name="P23"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35" draw:text-style-name="P13" draw:layer="layout" svg:width="3.871cm" svg:height="0.797cm" draw:transform="skewX (-0.00122173047639603) rotate (0.432841654494594) translate (15.5207469773859cm 4.46331598460372cm)" svg:viewBox="0 0 3872 798" svg:d="M0 559c152-186 304-373 455-559 1139 266 2278 533 3417 798">
            <text:p/>
          </draw:path>
          <draw:path draw:style-name="gr36" draw:text-style-name="P23"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38" draw:text-style-name="P19" draw:layer="layout" svg:width="0.297cm" svg:height="0.296cm" svg:x="13.059cm" svg:y="8.468cm" svg:viewBox="0 0 298 297" svg:d="M0 0c100 0 198 0 298 0 0 99 0 198 0 297-100 0-198 0-298 0 0-99 0-198 0-297z">
            <text:p/>
          </draw:path>
          <draw:path draw:style-name="gr39" draw:text-style-name="P54" draw:layer="layout" svg:width="0.296cm" svg:height="0.296cm" svg:x="13.357cm" svg:y="8.468cm" svg:viewBox="0 0 297 297" svg:d="M0 0c99 0 198 0 297 0 0 99 0 198 0 297-99 0-198 0-297 0 0-99 0-198 0-297z">
            <text:p/>
          </draw:path>
          <draw:path draw:style-name="gr40" draw:text-style-name="P17" draw:layer="layout" svg:width="0.297cm" svg:height="0.296cm" svg:x="13.654cm" svg:y="8.468cm" svg:viewBox="0 0 298 297" svg:d="M0 0c100 0 198 0 298 0 0 99 0 198 0 297-100 0-198 0-298 0 0-99 0-198 0-297z">
            <text:p/>
          </draw:path>
          <draw:path draw:style-name="gr41" draw:text-style-name="P55" draw:layer="layout" svg:width="0.297cm" svg:height="0.296cm" svg:x="13.952cm" svg:y="8.468cm" svg:viewBox="0 0 298 297" svg:d="M0 0c100 0 198 0 298 0 0 99 0 198 0 297-100 0-198 0-298 0 0-99 0-198 0-297z">
            <text:p/>
          </draw:path>
          <draw:path draw:style-name="gr42" draw:text-style-name="P56" draw:layer="layout" svg:width="0.296cm" svg:height="0.296cm" svg:x="14.25cm" svg:y="8.468cm" svg:viewBox="0 0 297 297" svg:d="M0 0c99 0 198 0 297 0 0 99 0 198 0 297-99 0-198 0-297 0 0-99 0-198 0-297z">
            <text:p/>
          </draw:path>
          <draw:path draw:style-name="gr43" draw:text-style-name="P61" draw:layer="layout" svg:width="0.297cm" svg:height="0.296cm" svg:x="14.547cm" svg:y="8.468cm" svg:viewBox="0 0 298 297" svg:d="M0 0c100 0 198 0 298 0 0 99 0 198 0 297-100 0-198 0-298 0 0-99 0-198 0-297z">
            <text:p/>
          </draw:path>
          <draw:path draw:style-name="gr36" draw:text-style-name="P23" draw:layer="layout" svg:width="0.296cm" svg:height="0.296cm" svg:x="14.845cm" svg:y="8.468cm" svg:viewBox="0 0 297 297" svg:d="M0 0c99 0 198 0 297 0 0 99 0 198 0 297-99 0-198 0-297 0 0-99 0-198 0-297z">
            <text:p/>
          </draw:path>
          <draw:path draw:style-name="gr44" draw:text-style-name="P58" draw:layer="layout" svg:width="0.297cm" svg:height="0.296cm" svg:x="15.142cm" svg:y="8.468cm" svg:viewBox="0 0 298 297" svg:d="M0 0c100 0 198 0 298 0 0 99 0 198 0 297-100 0-198 0-298 0 0-99 0-198 0-297z">
            <text:p/>
          </draw:path>
        </draw:g>
        <draw:g>
          <draw:path draw:style-name="gr45" draw:text-style-name="P62" draw:layer="layout" svg:width="2.651cm" svg:height="3.061cm" svg:x="18.49cm" svg:y="10.938cm" svg:viewBox="0 0 2652 3062" svg:d="M2652 2296c-441 256-884 511-1325 766-443-255-885-510-1327-766 0-510 0-1020 0-1531 442-255 884-510 1327-765 441 255 884 510 1325 765 0 511 0 1021 0 1531z">
            <text:p/>
          </draw:path>
          <draw:path draw:style-name="gr46" draw:text-style-name="P55"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45" draw:text-style-name="P62" draw:layer="layout" svg:width="2.651cm" svg:height="3.061cm" svg:x="17.672cm" svg:y="7.888cm" svg:viewBox="0 0 2652 3062" svg:d="M2652 2296c-442 256-884 511-1326 766-442-255-884-510-1326-766 0-510 0-1020 0-1531 442-255 884-510 1326-765 442 255 884 510 1326 765 0 511 0 1021 0 1531z">
            <text:p/>
          </draw:path>
          <draw:path draw:style-name="gr47" draw:text-style-name="P17"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48" draw:text-style-name="P62" draw:layer="layout" svg:width="2.651cm" svg:height="3.061cm" svg:x="18.644cm" svg:y="5.034cm" svg:viewBox="0 0 2652 3062" svg:d="M2652 2297c-441 255-884 510-1325 765-443-255-885-510-1327-765 0-511 0-1020 0-1531 442-255 884-511 1327-766 441 255 884 511 1325 766 0 511 0 1020 0 1531z">
            <text:p/>
          </draw:path>
          <draw:path draw:style-name="gr49" draw:text-style-name="P63"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48" draw:text-style-name="P62"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9"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50" draw:text-style-name="P64"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51" draw:text-style-name="P13" draw:layer="layout" svg:width="0.498cm" svg:height="0.001cm" draw:transform="skewX (0.00506145483078362) rotate (-0.913505330493832) translate (19.2373135414399cm 3.78296333562353cm)" svg:viewBox="0 0 499 2" svg:d="M0 0c166 1 332 1 499 2">
            <text:p/>
          </draw:path>
          <draw:path draw:style-name="gr52" draw:text-style-name="P13" draw:layer="layout" svg:width="0.202cm" svg:height="0.116cm" svg:x="18.958cm" svg:y="3.223cm" svg:viewBox="0 0 203 117" svg:d="M0 0c102 4 162 45 203 117">
            <text:p/>
          </draw:path>
        </draw:g>
        <draw:g>
          <draw:path draw:style-name="gr53" draw:text-style-name="P13" draw:layer="layout" svg:width="0.887cm" svg:height="0.681cm" svg:x="19.579cm" svg:y="6.22cm" svg:viewBox="0 0 888 682" svg:d="M0 0c0 227 0 455 0 682 296 0 592 0 888 0">
            <text:p/>
          </draw:path>
          <draw:path draw:style-name="gr54" draw:text-style-name="P39" draw:layer="layout" svg:width="0.154cm" svg:height="0.462cm" svg:x="19.681cm" svg:y="6.362cm" svg:viewBox="0 0 155 463" svg:d="M0 0c52 0 103 0 155 0 0 155 0 309 0 463-52 0-103 0-155 0 0-154 0-308 0-463z">
            <text:p/>
          </draw:path>
          <draw:path draw:style-name="gr55" draw:text-style-name="P23" draw:layer="layout" svg:width="0cm" svg:height="0.321cm" svg:x="19.894cm" svg:y="6.504cm" svg:viewBox="0 0 0 322" svg:d="M0 0c0 108 0 214 0 322 0-108 0-214 0-322z">
            <text:p/>
          </draw:path>
          <draw:path draw:style-name="gr54" draw:text-style-name="P39" draw:layer="layout" svg:width="0.154cm" svg:height="0.215cm" svg:x="20.111cm" svg:y="6.609cm" svg:viewBox="0 0 155 216" svg:d="M0 0c52 0 103 0 155 0 0 72 0 144 0 216-52 0-103 0-155 0 0-72 0-144 0-216z">
            <text:p/>
          </draw:path>
        </draw:g>
        <draw:g>
          <draw:path draw:style-name="gr56" draw:text-style-name="P13" draw:layer="layout" svg:width="0.387cm" svg:height="0.773cm" svg:x="18.987cm" svg:y="8.98cm" svg:viewBox="0 0 388 774" svg:d="M0 0c56 20 108 48 156 84 78 60 140 139 181 229 1 4 3 8 5 11 40 95 54 199 41 301-6 51-19 101-38 149">
            <text:p/>
          </draw:path>
          <draw:path draw:style-name="gr21" draw:text-style-name="P39"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56" draw:text-style-name="P13" draw:layer="layout" svg:width="0.282cm" svg:height="0.562cm" svg:x="18.887cm" svg:y="9.146cm" svg:viewBox="0 0 283 563" svg:d="M0 0c40 15 79 35 113 61 58 44 103 101 132 167 2 3 2 5 3 8 30 69 41 144 31 219-4 37-14 73-28 108">
            <text:p/>
          </draw:path>
          <draw:path draw:style-name="gr56" draw:text-style-name="P13" draw:layer="layout" svg:width="0.159cm" svg:height="0.319cm" svg:x="18.796cm" svg:y="9.325cm" svg:viewBox="0 0 160 320" svg:d="M0 0c23 8 45 20 64 35 32 24 58 57 75 94 1 2 2 4 2 5 16 39 23 83 17 125-2 21-8 42-15 61">
            <text:p/>
          </draw:path>
        </draw:g>
        <draw:g>
          <draw:path draw:style-name="gr57" draw:text-style-name="P23"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9"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9" draw:layer="layout" svg:width="0.156cm" svg:height="0.091cm" svg:x="19.734cm" svg:y="12.383cm" svg:viewBox="0 0 157 92" svg:d="M0 13c27 27 55 53 82 79 26-26 50-52 75-79-49-20-102-15-157 0z">
            <text:p/>
          </draw:path>
          <draw:path draw:style-name="gr21" draw:text-style-name="P39" draw:layer="layout" svg:width="0.132cm" svg:height="0.353cm" svg:x="19.753cm" svg:y="12.516cm" svg:viewBox="0 0 133 354" svg:d="M67 0c22 101 44 200 66 301-23 17-46 36-68 53-22-17-43-36-65-53 23-101 45-200 67-301z">
            <text:p/>
          </draw:path>
        </draw:g>
        <draw:g>
          <draw:path draw:style-name="gr58" draw:text-style-name="P40" draw:layer="layout" svg:width="2.651cm" svg:height="3.061cm" svg:x="8.05cm" svg:y="1.989cm" svg:viewBox="0 0 2652 3062" svg:d="M0 2297c442 255 884 510 1326 765 442-255 884-510 1326-765 0-511 0-1020 0-1531-442-255-884-511-1326-766-442 255-884 511-1326 766 0 511 0 1020 0 1531z">
            <text:p/>
          </draw:path>
          <draw:path draw:style-name="gr32" draw:text-style-name="P58"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9" draw:text-style-name="P13" draw:layer="layout" svg:width="0.887cm" svg:height="0.682cm" svg:x="8.968cm" svg:y="3.137cm" svg:viewBox="0 0 888 683" svg:d="M0 0c0 227 0 456 0 683 296 0 592 0 888 0">
            <text:p/>
          </draw:path>
          <draw:path draw:style-name="gr60" draw:text-style-name="P13" draw:layer="layout" svg:width="0.635cm" svg:height="0.438cm" svg:x="9.103cm" svg:y="3.246cm" svg:viewBox="0 0 636 439" svg:d="M0 439c84-83 167-167 251-250 14 51 27 102 41 154 115-115 229-228 344-343">
            <text:p/>
          </draw:path>
          <draw:path draw:style-name="gr61" draw:text-style-name="P39" draw:layer="layout" svg:width="0.113cm" svg:height="0.115cm" svg:x="9.691cm" svg:y="3.175cm" svg:viewBox="0 0 114 116" svg:d="M0 37c26 26 53 53 80 79 11-38 22-78 34-116-38 12-76 24-114 37z">
            <text:p/>
          </draw:path>
        </draw:g>
        <draw:g>
          <draw:path draw:style-name="gr62" draw:text-style-name="P40" draw:layer="layout" svg:width="2.651cm" svg:height="3.061cm" svg:x="6.789cm" svg:y="4.746cm" svg:viewBox="0 0 2652 3062" svg:d="M0 2297c442 255 884 510 1327 765 441-255 884-510 1325-765 0-511 0-1020 0-1531-441-255-884-511-1325-766-443 255-885 511-1327 766 0 511 0 1020 0 1531z">
            <text:p/>
          </draw:path>
          <draw:path draw:style-name="gr63" draw:text-style-name="P23"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1" draw:text-style-name="P39"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1" draw:text-style-name="P39"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1" draw:text-style-name="P39"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64" draw:text-style-name="P40"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9"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9" draw:layer="layout" svg:width="0.231cm" svg:height="0.231cm" svg:x="7.681cm" svg:y="6.584cm" svg:viewBox="0 0 232 232" svg:d="M0 232c77-77 155-155 232-232-77 0-155 0-232 0 0 77 0 155 0 232z">
            <text:p/>
          </draw:path>
          <draw:path draw:style-name="gr65" draw:text-style-name="P65"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65" draw:text-style-name="P65"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65" draw:text-style-name="P65"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66" draw:text-style-name="P40" draw:layer="layout" svg:width="2.651cm" svg:height="3.061cm" svg:x="8.146cm" svg:y="7.6cm" svg:viewBox="0 0 2652 3062" svg:d="M0 2296c442 256 884 511 1326 766 442-255 884-510 1326-766 0-510 0-1020 0-1531-442-255-884-510-1326-765-442 255-884 510-1326 765 0 511 0 1021 0 1531z">
            <text:p/>
          </draw:path>
          <draw:path draw:style-name="gr67" draw:text-style-name="P57"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9" draw:layer="layout" svg:width="0.736cm" svg:height="0.893cm" svg:x="9.103cm" svg:y="8.505cm" svg:viewBox="0 0 737 894" svg:d="M369 0c-204 0-369 165-369 369 0 73 22 146 64 206h-1c20 55 135 213 139 318 106 0 212 1 317 1 4-100 84-217 131-285 57-68 87-153 87-240 0-204-164-369-368-369z">
            <text:p/>
          </draw:path>
          <draw:path draw:style-name="gr68" draw:text-style-name="P66" draw:layer="layout" svg:width="0.511cm" svg:height="0.081cm" svg:x="9.207cm" svg:y="9.396cm" svg:viewBox="0 0 512 82" svg:d="M255 82c72 0 144 0 215 0 23 0 42-18 42-41s-19-41-42-41c-143 0-285 0-429 0-23 0-41 18-41 41s18 41 41 41c72 0 143 0 214 0z">
            <text:p/>
          </draw:path>
          <draw:path draw:style-name="gr68" draw:text-style-name="P66" draw:layer="layout" svg:width="0.327cm" svg:height="0.123cm" svg:x="9.296cm" svg:y="9.594cm" svg:viewBox="0 0 328 124" svg:d="M164 124c34 0 68 0 102 0s62-28 62-62c0-35-28-62-62-62-68 0-136 0-204 0-34 0-62 27-62 62 0 34 28 62 62 62s68 0 102 0z">
            <text:p/>
          </draw:path>
          <draw:path draw:style-name="gr68" draw:text-style-name="P66" draw:layer="layout" svg:width="0.418cm" svg:height="0.081cm" svg:x="9.252cm" svg:y="9.497cm" svg:viewBox="0 0 419 82" svg:d="M210 82c56 0 112 0 168 0 22 0 41-18 41-41s-19-41-41-41c-112 0-225 0-337 0-23 0-41 18-41 41s18 41 41 41c56 0 113 0 169 0z">
            <text:p/>
          </draw:path>
        </draw:g>
        <draw:g>
          <draw:path draw:style-name="gr66" draw:text-style-name="P40" draw:layer="layout" svg:width="2.651cm" svg:height="3.061cm" svg:x="7.304cm" svg:y="10.855cm" svg:viewBox="0 0 2652 3062" svg:d="M0 2296c442 256 884 511 1327 766 441-255 884-510 1325-766 0-510 0-1020 0-1531-441-255-884-510-1325-765-443 255-885 510-1327 765 0 511 0 1021 0 1531z">
            <text:p/>
          </draw:path>
          <draw:path draw:style-name="gr69" draw:text-style-name="P56"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70" draw:text-style-name="P39"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71" draw:text-style-name="P66" draw:layer="layout" svg:width="0.421cm" svg:height="0.426cm" svg:x="8.661cm" svg:y="11.955cm" svg:viewBox="0 0 422 427" svg:d="M0 0c8 0 16 1 24 1 72 4 144 26 206 65 25 17 50 36 72 58 29 31 55 65 74 102 32 63 47 132 46 201-140-3-279-6-419-8 0-140-2-279-3-419z">
            <text:p/>
          </draw:path>
        </draw:g>
        <draw:frame presentation:style-name="pr30" draw:text-style-name="P67" draw:layer="layout" svg:width="4.023cm" svg:height="1.813cm" svg:x="3.35cm" svg:y="2.052cm" presentation:class="title" presentation:user-transformed="true">
          <draw:text-box>
            <text:p text:style-name="P24"><text:span text:style-name="T26">Answer 1</text:span></text:p>
          </draw:text-box>
        </draw:frame>
        <draw:frame presentation:style-name="pr30" draw:text-style-name="P69" draw:layer="layout" svg:width="4.023cm" svg:height="1.813cm" svg:x="2.322cm" svg:y="4.763cm" presentation:class="title" presentation:user-transformed="true">
          <draw:text-box>
            <text:p text:style-name="P68"><text:span text:style-name="T26">Answer 2</text:span></text:p>
          </draw:text-box>
        </draw:frame>
        <draw:frame presentation:style-name="pr30" draw:text-style-name="P70" draw:layer="layout" svg:width="4.022cm" svg:height="1.813cm" svg:x="12.176cm" svg:y="6.854cm" presentation:class="title" presentation:user-transformed="true">
          <draw:text-box>
            <text:p><text:span text:style-name="T26">NO IDEA</text:span></text:p>
          </draw:text-box>
        </draw:frame>
        <draw:frame presentation:style-name="pr31" draw:text-style-name="P71" draw:layer="layout" svg:width="6.277cm" svg:height="1.283cm" svg:x="1.096cm" svg:y="3.517cm" presentation:class="title" presentation:user-transformed="true">
          <draw:text-box>
            <text:p text:style-name="P32"><text:span text:style-name="T27">Sorry, I dont know.</text:span></text:p>
          </draw:text-box>
        </draw:frame>
        <draw:frame presentation:style-name="pr32" draw:text-style-name="P71" draw:layer="layout" svg:width="6.277cm" svg:height="1.684cm" svg:x="0.073cm" svg:y="6.26cm" presentation:class="title" presentation:user-transformed="true">
          <draw:text-box>
            <text:p text:style-name="P32"><text:span text:style-name="T27">It's my bad. I couldn't recollect the right answers. </text:span></text:p>
          </draw:text-box>
        </draw:frame>
        <draw:frame presentation:style-name="pr30" draw:text-style-name="P69" draw:layer="layout" svg:width="4.023cm" svg:height="1.813cm" svg:x="3.062cm" svg:y="7.529cm" presentation:class="title" presentation:user-transformed="true">
          <draw:text-box>
            <text:p text:style-name="P68"><text:span text:style-name="T26">Answer 3</text:span></text:p>
          </draw:text-box>
        </draw:frame>
        <draw:frame presentation:style-name="pr30" draw:text-style-name="P69" draw:layer="layout" svg:width="4.022cm" svg:height="1.813cm" svg:x="2.803cm" svg:y="10.913cm" presentation:class="title" presentation:user-transformed="true">
          <draw:text-box>
            <text:p text:style-name="P68"><text:span text:style-name="T26">Answer 4</text:span></text:p>
          </draw:text-box>
        </draw:frame>
        <draw:frame presentation:style-name="pr33" draw:text-style-name="P71" draw:layer="layout" svg:width="6.277cm" svg:height="1.808cm" svg:x="0.808cm" svg:y="9cm" presentation:class="title" presentation:user-transformed="true">
          <draw:text-box>
            <text:p text:style-name="P32"><text:span text:style-name="T27">I'm sorry to say, I have no idea on this. </text:span></text:p>
          </draw:text-box>
        </draw:frame>
        <draw:frame presentation:style-name="pr34" draw:text-style-name="P71" draw:layer="layout" svg:width="6.277cm" svg:height="2.266cm" svg:x="0.548cm" svg:y="12.486cm" presentation:class="title" presentation:user-transformed="true">
          <draw:text-box>
            <text:p text:style-name="P32"><text:span text:style-name="T27">I dont have any clue.</text:span></text:p>
          </draw:text-box>
        </draw:frame>
        <draw:frame presentation:style-name="pr30" draw:text-style-name="P72" draw:layer="layout" svg:width="4.023cm" svg:height="1.813cm" svg:x="21.106cm" svg:y="2.243cm" presentation:class="title" presentation:user-transformed="true">
          <draw:text-box>
            <text:p text:style-name="P68"><text:span text:style-name="T26">Answer 5</text:span></text:p>
          </draw:text-box>
        </draw:frame>
        <draw:frame presentation:style-name="pr30" draw:text-style-name="P72" draw:layer="layout" svg:width="4.023cm" svg:height="1.813cm" svg:x="21.823cm" svg:y="4.979cm" presentation:class="title" presentation:user-transformed="true">
          <draw:text-box>
            <text:p text:style-name="P68"><text:span text:style-name="T26">Answer 6</text:span></text:p>
          </draw:text-box>
        </draw:frame>
        <draw:frame presentation:style-name="pr35" draw:text-style-name="P73" draw:layer="layout" svg:width="6.277cm" svg:height="1.483cm" svg:x="21.106cm" svg:y="3.709cm" presentation:class="title" presentation:user-transformed="true">
          <draw:text-box>
            <text:p text:style-name="P5"><text:span text:style-name="T27">I couldn’t find anything from my mind.</text:span></text:p>
          </draw:text-box>
        </draw:frame>
        <draw:frame presentation:style-name="pr36" draw:text-style-name="P73" draw:layer="layout" svg:width="6.277cm" svg:height="2.266cm" svg:x="21.823cm" svg:y="6.451cm" presentation:class="title" presentation:user-transformed="true">
          <draw:text-box>
            <text:p text:style-name="P5"><text:span text:style-name="T27">Sorry, I’m not prepared that topic very well. <text:s/></text:span></text:p>
          </draw:text-box>
        </draw:frame>
        <draw:frame presentation:style-name="pr30" draw:text-style-name="P72" draw:layer="layout" svg:width="4.022cm" svg:height="1.813cm" svg:x="20.93cm" svg:y="7.937cm" presentation:class="title" presentation:user-transformed="true">
          <draw:text-box>
            <text:p text:style-name="P68"><text:span text:style-name="T26">Answer 7</text:span></text:p>
          </draw:text-box>
        </draw:frame>
        <draw:frame presentation:style-name="pr30" draw:text-style-name="P72" draw:layer="layout" svg:width="4.023cm" svg:height="1.813cm" svg:x="21.631cm" svg:y="10.552cm" presentation:class="title" presentation:user-transformed="true">
          <draw:text-box>
            <text:p text:style-name="P68"><text:span text:style-name="T26">Answer 8</text:span></text:p>
          </draw:text-box>
        </draw:frame>
        <draw:frame presentation:style-name="pr37" draw:text-style-name="P73" draw:layer="layout" svg:width="6.276cm" svg:height="1.572cm" svg:x="20.93cm" svg:y="9.393cm" presentation:class="title" presentation:user-transformed="true">
          <draw:text-box>
            <text:p text:style-name="P5"><text:span text:style-name="T27">Sorry to say - really nothing comes out of my brain. <text:s/></text:span></text:p>
          </draw:text-box>
        </draw:frame>
        <draw:frame presentation:style-name="pr38" draw:text-style-name="P73" draw:layer="layout" svg:width="6.277cm" svg:height="1.685cm" svg:x="21.631cm" svg:y="12cm" presentation:class="title" presentation:user-transformed="true">
          <draw:text-box>
            <text:p text:style-name="P74"><text:span text:style-name="T28"><text:s/></text:span><text:span text:style-name="T28">I understand it is a basic question. <text:s/>But, </text:span><text:span text:style-name="T27">Extremely Sorry, I couldn’t give you the best answer for this. </text:span></text:p>
          </draw:text-box>
        </draw:frame>
        <presentation:notes draw:style-name="dp2">
          <draw:page-thumbnail draw:style-name="gr4" draw:layer="layout" svg:width="0.001cm" svg:height="0.001cm" svg:x="0cm" svg:y="2.257cm" draw:page-number="9" presentation:class="page"/>
          <draw:frame presentation:style-name="pr39" draw:text-style-name="P10" draw:layer="layout" svg:width="16.799cm" svg:height="13.364cm" svg:x="2.1cm" svg:y="14.107cm" presentation:class="notes" presentation:placeholder="true">
            <draw:text-box/>
          </draw:frame>
        </presentation:notes>
      </draw:page>
      <draw:page draw:name="page10" draw:style-name="dp1" draw:master-page-name="Greetings">
        <draw:frame presentation:style-name="pr40" draw:text-style-name="P75" draw:layer="layout" svg:width="25.199cm" svg:height="2.629cm" svg:x="1.602cm" svg:y="6.371cm" presentation:class="title" presentation:user-transformed="true">
          <draw:text-box>
            <text:p><text:span text:style-name="T29">THANK </text:span><text:span text:style-name="T29">YOU</text:span></text:p>
          </draw:text-box>
        </draw:frame>
        <draw:g>
          <draw:path draw:style-name="gr72" draw:text-style-name="P7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73" draw:text-style-name="P7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7" draw:text-style-name="P7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7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74" draw:text-style-name="P80" draw:layer="layout" svg:width="0.163cm" svg:height="0.231cm" svg:x="13.139cm" svg:y="4.975cm" svg:viewBox="0 0 164 232" svg:d="M115 0c0 47 0 95 0 142 0 23-17 41-40 41-25 0-50 0-75 0 0 16 0 33 0 49 25 0 50 0 75 0 49 0 89-41 89-90 0-47 0-95 0-142-16 0-33 0-49 0z">
            <text:p/>
          </draw:path>
          <draw:path draw:style-name="gr74" draw:text-style-name="P80" draw:layer="layout" svg:width="0.115cm" svg:height="0.264cm" svg:x="13.453cm" svg:y="4.843cm" svg:viewBox="0 0 116 265" svg:d="M49 265c0-58 0-117 0-175 0-23 18-41 41-41 9 0 17 0 26 0 0-16 0-33 0-49-9 0-17 0-26 0-49 0-90 40-90 90 0 58 0 117 0 175 16 0 33 0 49 0z">
            <text:p/>
          </draw:path>
          <draw:path draw:style-name="gr74" draw:text-style-name="P80" draw:layer="layout" svg:width="0.115cm" svg:height="0.231cm" svg:x="13.543cm" svg:y="4.843cm" svg:viewBox="0 0 116 232" svg:d="M67 232c0-47 0-95 0-142 0-23-17-41-41-41-9 0-17 0-26 0 0-16 0-33 0-49 9 0 17 0 26 0 50 0 90 40 90 90 0 47 0 95 0 142-16 0-33 0-49 0z">
            <text:p/>
          </draw:path>
          <draw:path draw:style-name="gr74" draw:text-style-name="P80" draw:layer="layout" svg:width="0.116cm" svg:height="0.264cm" svg:x="13.61cm" svg:y="4.843cm" svg:viewBox="0 0 117 265" svg:d="M49 265c0-58 0-117 0-175 0-23 18-41 41-41 9 0 18 0 27 0 0-16 0-33 0-49-9 0-18 0-27 0-49 0-90 40-90 90 0 58 0 117 0 175 16 0 33 0 49 0z">
            <text:p/>
          </draw:path>
          <draw:path draw:style-name="gr74" draw:text-style-name="P80" draw:layer="layout" svg:width="0.116cm" svg:height="0.264cm" svg:x="13.7cm" svg:y="4.843cm" svg:viewBox="0 0 117 265" svg:d="M68 265c0-58 0-117 0-175 0-23-18-41-41-41-9 0-18 0-27 0 0-16 0-33 0-49 9 0 18 0 27 0 49 0 90 40 90 90 0 58 0 117 0 175-16 0-33 0-49 0z">
            <text:p/>
          </draw:path>
          <draw:path draw:style-name="gr74" draw:text-style-name="P8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74" draw:text-style-name="P80" draw:layer="layout" svg:width="0.048cm" svg:height="0.264cm" svg:x="13.857cm" svg:y="4.942cm" svg:viewBox="0 0 49 265" svg:d="M0 0c16 0 33 0 49 0 0 88 0 177 0 265-16 0-33 0-49 0 0-88 0-177 0-265z">
            <text:p/>
          </draw:path>
          <draw:path draw:style-name="gr74" draw:text-style-name="P80" draw:layer="layout" svg:width="0.048cm" svg:height="0.187cm" svg:x="13.361cm" svg:y="4.92cm" svg:viewBox="0 0 49 188" svg:d="M0 0c16 0 33 0 49 0 0 63 0 125 0 188-16 0-33 0-49 0 0-63 0-125 0-188z">
            <text:p/>
          </draw:path>
          <draw:path draw:style-name="gr74" draw:text-style-name="P80" draw:layer="layout" svg:width="0.048cm" svg:height="0.048cm" svg:x="13.361cm" svg:y="4.843cm" svg:viewBox="0 0 49 49" svg:d="M0 0c16 0 33 0 49 0 0 16 0 33 0 49-16 0-33 0-49 0 0-16 0-33 0-49z">
            <text:p/>
          </draw:path>
          <draw:path draw:style-name="gr74" draw:text-style-name="P8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74" draw:text-style-name="P80" draw:layer="layout" svg:width="0.064cm" svg:height="0.227cm" svg:x="13.254cm" svg:y="4.847cm" svg:viewBox="0 0 65 228" svg:d="M65 0c-37 11-65 45-65 86 0 47 0 95 0 142 16 0 33 0 49 0 0-47 0-95 0-142 0-14 6-25 16-33 0-18 0-35 0-53z">
            <text:p/>
          </draw:path>
          <draw:path draw:style-name="gr74" draw:text-style-name="P80" draw:layer="layout" svg:width="0.227cm" svg:height="0.125cm" svg:x="14.122cm" svg:y="4.982cm" svg:viewBox="0 0 228 126" svg:d="M179 0c0 12 0 24 0 36 0 23-18 41-41 41-46 0-92 0-138 0 0 16 0 33 0 49 46 0 92 0 138 0 49 0 90-41 90-90 0-12 0-24 0-36-16 0-33 0-49 0z">
            <text:p/>
          </draw:path>
          <draw:path draw:style-name="gr74" draw:text-style-name="P80" draw:layer="layout" svg:width="0.117cm" svg:height="0.048cm" svg:x="14.121cm" svg:y="4.951cm" svg:viewBox="0 0 118 49" svg:d="M118 49c-30 0-61 0-91 0-12 0-27-10-27-27 0-7 0-15 0-22 39 0 79 0 118 0 0 16 0 33 0 49z">
            <text:p/>
          </draw:path>
          <draw:path draw:style-name="gr74" draw:text-style-name="P80" draw:layer="layout" svg:width="0.139cm" svg:height="0.048cm" svg:x="14.21cm" svg:y="4.951cm" svg:viewBox="0 0 140 49" svg:d="M0 0c37 0 75 0 112 0 12 0 28 9 28 27 0 7 0 15 0 22-47 0-93 0-140 0 0-16 0-33 0-49z">
            <text:p/>
          </draw:path>
          <draw:path draw:style-name="gr74" draw:text-style-name="P80" draw:layer="layout" svg:width="0.13cm" svg:height="0.125cm" svg:x="14.121cm" svg:y="4.843cm" svg:viewBox="0 0 131 126" svg:d="M49 126c0-12 0-24 0-36 0-23 17-41 41-41 14 0 27 0 41 0 0-16 0-33 0-49-14 0-27 0-41 0-50 0-90 40-90 90 0 12 0 24 0 36 16 0 33 0 49 0z">
            <text:p/>
          </draw:path>
          <draw:path draw:style-name="gr74" draw:text-style-name="P80" draw:layer="layout" svg:width="0.118cm" svg:height="0.048cm" svg:x="14.231cm" svg:y="4.951cm" svg:viewBox="0 0 119 49" svg:d="M0 0c30 0 61 0 91 0 12 0 28 9 28 27 0 7 0 15 0 22-40 0-79 0-119 0 0-16 0-33 0-49z">
            <text:p/>
          </draw:path>
          <draw:path draw:style-name="gr74" draw:text-style-name="P8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74" draw:text-style-name="P80" draw:layer="layout" svg:width="0.214cm" svg:height="0.174cm" svg:x="14.718cm" svg:y="4.843cm" svg:viewBox="0 0 215 175" svg:d="M167 175c0-28 0-57 0-85 0-23-18-41-41-41-42 0-84 0-126 0 0-16 0-33 0-49 42 0 84 0 126 0 49 0 89 40 89 90 0 28 0 57 0 85-16 0-32 0-48 0z">
            <text:p/>
          </draw:path>
          <draw:path draw:style-name="gr74" draw:text-style-name="P8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74" draw:text-style-name="P80" draw:layer="layout" svg:width="0.214cm" svg:height="0.174cm" svg:x="15.247cm" svg:y="4.933cm" svg:viewBox="0 0 215 175" svg:d="M49 0c0 28 0 57 0 85 0 23 18 41 41 41 42 0 83 0 125 0 0 16 0 33 0 49-42 0-83 0-125 0-49 0-90-41-90-90 0-28 0-57 0-85 16 0 33 0 49 0z">
            <text:p/>
          </draw:path>
          <draw:path draw:style-name="gr74" draw:text-style-name="P8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74" draw:text-style-name="P8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74" draw:text-style-name="P80" draw:layer="layout" svg:width="0.048cm" svg:height="0.264cm" svg:x="14.973cm" svg:y="4.942cm" svg:viewBox="0 0 49 265" svg:d="M0 0c16 0 33 0 49 0 0 88 0 177 0 265-16 0-33 0-49 0 0-88 0-177 0-265z">
            <text:p/>
          </draw:path>
          <draw:path draw:style-name="gr74" draw:text-style-name="P80" draw:layer="layout" svg:width="0.122cm" svg:height="0.076cm" svg:x="14.227cm" svg:y="4.843cm" svg:viewBox="0 0 123 77" svg:d="M73 77c-6-17-21-28-39-28-11 0-23 0-34 0 0-2 0-3 0-5 0-11 0-22 0-33 0-4 0-7 1-11 11 0 22 0 33 0 45 0 83 34 89 77-17 0-33 0-50 0z">
            <text:p/>
          </draw:path>
          <draw:path draw:style-name="gr74" draw:text-style-name="P80" draw:layer="layout" svg:width="0.048cm" svg:height="0.066cm" svg:x="14.121cm" svg:y="5.041cm" svg:viewBox="0 0 49 67" svg:d="M0 0c16 0 33 0 49 0 0 22 0 45 0 67-16 0-33 0-49 0 0-22 0-45 0-67z">
            <text:p/>
          </draw:path>
          <draw:path draw:style-name="gr74" draw:text-style-name="P80" draw:layer="layout" svg:width="0.048cm" svg:height="0.24cm" svg:x="15.612cm" svg:y="4.867cm" svg:viewBox="0 0 49 241" svg:d="M0 0c16 0 33 0 49 0 0 80 0 161 0 241-16 0-33 0-49 0 0-80 0-161 0-241z">
            <text:p/>
          </draw:path>
          <draw:path draw:style-name="gr74" draw:text-style-name="P80" draw:layer="layout" svg:width="0.048cm" svg:height="0.048cm" svg:x="15.612cm" svg:y="4.843cm" svg:viewBox="0 0 49 49" svg:d="M0 0c16 0 33 0 49 0 0 16 0 33 0 49-16 0-33 0-49 0 0-16 0-33 0-49z">
            <text:p/>
          </draw:path>
          <draw:path draw:style-name="gr74" draw:text-style-name="P8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74" draw:text-style-name="P80" draw:layer="layout" svg:width="0.048cm" svg:height="0.24cm" svg:x="15.725cm" svg:y="4.867cm" svg:viewBox="0 0 49 241" svg:d="M0 0c16 0 33 0 49 0 0 80 0 161 0 241-16 0-33 0-49 0 0-80 0-161 0-241z">
            <text:p/>
          </draw:path>
          <draw:path draw:style-name="gr74" draw:text-style-name="P80" draw:layer="layout" svg:width="0.048cm" svg:height="0.048cm" svg:x="15.725cm" svg:y="4.843cm" svg:viewBox="0 0 49 49" svg:d="M0 0c16 0 33 0 49 0 0 16 0 33 0 49-16 0-33 0-49 0 0-16 0-33 0-49z">
            <text:p/>
          </draw:path>
          <draw:path draw:style-name="gr74" draw:text-style-name="P8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74" draw:text-style-name="P8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74" draw:text-style-name="P8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74" draw:text-style-name="P80" draw:layer="layout" svg:width="0.061cm" svg:height="0.061cm" svg:x="12.75cm" svg:y="5.22cm" svg:viewBox="0 0 62 62" svg:d="M0 0c21 0 41 0 62 0 0 21 0 41 0 62-21 0-41 0-62 0 0-21 0-41 0-62z">
            <text:p/>
          </draw:path>
          <draw:path draw:style-name="gr74" draw:text-style-name="P80" draw:layer="layout" svg:width="0.061cm" svg:height="0.062cm" svg:x="12.357cm" svg:y="4.785cm" svg:viewBox="0 0 62 63" svg:d="M0 0c21 0 41 0 62 0 0 21 0 42 0 63-21 0-41 0-62 0 0-21 0-42 0-63z">
            <text:p/>
          </draw:path>
          <draw:path draw:style-name="gr74" draw:text-style-name="P80" draw:layer="layout" svg:width="0.251cm" svg:height="0.252cm" svg:x="12.78cm" svg:y="5.245cm" svg:viewBox="0 0 252 253" svg:d="M252 102c-33 17-66 34-99 51-17 33-34 67-51 100-34-84-68-169-102-253 84 34 168 68 252 102z">
            <text:p/>
          </draw:path>
        </draw:g>
        <draw:g>
          <draw:path draw:style-name="gr33" draw:text-style-name="P7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7" draw:text-style-name="P7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5" draw:text-style-name="P7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30" draw:text-style-name="P7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75" draw:text-style-name="P1" draw:layer="layout" svg:width="6.485cm" svg:height="0cm" svg:x="16.463cm" svg:y="9.478cm" svg:viewBox="0 0 6486 0" svg:d="M0 0c2162 0 4324 0 6486 0">
            <text:p/>
          </draw:path>
          <draw:path draw:style-name="gr76" draw:text-style-name="P1" draw:layer="layout" svg:width="6.485cm" svg:height="0cm" svg:x="5.247cm" svg:y="9.478cm" svg:viewBox="0 0 6486 0" svg:d="M0 0c2162 0 4324 0 6486 0">
            <text:p/>
          </draw:path>
        </draw:g>
        <draw:frame draw:style-name="gr77" draw:text-style-name="P81"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4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_5f_-background" style:display-name="Topic Title 1__-background" style:family="presentation">
      <style:graphic-properties draw:stroke="none" draw:fill="none"/>
      <style:text-properties style:letter-kerning="true"/>
    </style:style>
    <style:style style:name="Topic_20_Title_20_1_5f__5f_-backgroundobjects" style:display-name="Topic Title 1__-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_5f__5f_-notes" style:display-name="Topic Title 1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_5f_-outline1" style:display-name="Topic Title 1__-outline1" style:family="presentation">
      <style:graphic-properties draw:stroke="none" draw:fill="none" draw:auto-grow-height="false" draw:fit-to-size="false" style:shrink-to-fit="true">
        <text:list-style style:name="Topic_20_Title_20_1_5f__5f_-outline1" style:display-name="Topic Titl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outline2" style:display-name="Topic Title 1__-outline2" style:family="presentation" style:parent-style-name="Topic_20_Title_20_1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_5f_-outline3" style:display-name="Topic Title 1__-outline3" style:family="presentation" style:parent-style-name="Topic_20_Title_20_1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_5f_-outline4" style:display-name="Topic Title 1__-outline4" style:family="presentation" style:parent-style-name="Topic_20_Title_20_1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5" style:display-name="Topic Title 1__-outline5" style:family="presentation" style:parent-style-name="Topic_20_Title_20_1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6" style:display-name="Topic Title 1__-outline6" style:family="presentation" style:parent-style-name="Topic_20_Title_20_1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7" style:display-name="Topic Title 1__-outline7" style:family="presentation" style:parent-style-name="Topic_20_Title_20_1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8" style:display-name="Topic Title 1__-outline8" style:family="presentation" style:parent-style-name="Topic_20_Title_20_1_5f__5f_-outline7">
      <style:paragraph-properties fo:margin-top="0.1cm" fo:margin-bottom="0cm"/>
      <style:text-properties fo:font-size="20pt" style:font-size-asian="20pt" style:font-size-complex="20pt"/>
    </style:style>
    <style:style style:name="Topic_20_Title_20_1_5f__5f_-outline9" style:display-name="Topic Title 1__-outline9" style:family="presentation" style:parent-style-name="Topic_20_Title_20_1_5f__5f_-outline8">
      <style:paragraph-properties fo:margin-top="0.1cm" fo:margin-bottom="0cm"/>
      <style:text-properties fo:font-size="20pt" style:font-size-asian="20pt" style:font-size-complex="20pt"/>
    </style:style>
    <style:style style:name="Topic_20_Title_20_1_5f__5f_-subtitle" style:display-name="Topic Title 1__-subtitle" style:family="presentation">
      <style:graphic-properties draw:stroke="none" draw:fill="none" draw:textarea-vertical-align="middle">
        <text:list-style style:name="Topic_20_Title_20_1_5f__5f_-subtitle" style:display-name="Topic Titl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title" style:display-name="Topic Title 1__-title" style:family="presentation">
      <style:graphic-properties draw:stroke="none" draw:fill="none" draw:textarea-vertical-align="middle">
        <text:list-style style:name="Topic_20_Title_20_1_5f__5f_-title" style:display-name="Topic Titl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_5f__5f_-background" style:display-name="Topic Title 1___-background" style:family="presentation">
      <style:graphic-properties draw:stroke="none" draw:fill="none"/>
      <style:text-properties style:letter-kerning="true"/>
    </style:style>
    <style:style style:name="Topic_20_Title_20_1_5f__5f__5f_-backgroundobjects" style:display-name="Topic Title 1___-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_5f__5f__5f_-notes" style:display-name="Topic Title 1_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_5f__5f_-outline1" style:display-name="Topic Title 1___-outline1" style:family="presentation">
      <style:graphic-properties draw:stroke="none" draw:fill="none" draw:auto-grow-height="false" draw:fit-to-size="false" style:shrink-to-fit="true">
        <text:list-style style:name="Topic_20_Title_20_1_5f__5f__5f_-outline1" style:display-name="Topic Title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_5f_-outline2" style:display-name="Topic Title 1___-outline2" style:family="presentation" style:parent-style-name="Topic_20_Title_20_1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_5f__5f_-outline3" style:display-name="Topic Title 1___-outline3" style:family="presentation" style:parent-style-name="Topic_20_Title_20_1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_5f__5f_-outline4" style:display-name="Topic Title 1___-outline4" style:family="presentation" style:parent-style-name="Topic_20_Title_20_1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5" style:display-name="Topic Title 1___-outline5" style:family="presentation" style:parent-style-name="Topic_20_Title_20_1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6" style:display-name="Topic Title 1___-outline6" style:family="presentation" style:parent-style-name="Topic_20_Title_20_1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7" style:display-name="Topic Title 1___-outline7" style:family="presentation" style:parent-style-name="Topic_20_Title_20_1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8" style:display-name="Topic Title 1___-outline8" style:family="presentation" style:parent-style-name="Topic_20_Title_20_1_5f__5f__5f_-outline7">
      <style:paragraph-properties fo:margin-top="0.1cm" fo:margin-bottom="0cm"/>
      <style:text-properties fo:font-size="20pt" style:font-size-asian="20pt" style:font-size-complex="20pt"/>
    </style:style>
    <style:style style:name="Topic_20_Title_20_1_5f__5f__5f_-outline9" style:display-name="Topic Title 1___-outline9" style:family="presentation" style:parent-style-name="Topic_20_Title_20_1_5f__5f__5f_-outline8">
      <style:paragraph-properties fo:margin-top="0.1cm" fo:margin-bottom="0cm"/>
      <style:text-properties fo:font-size="20pt" style:font-size-asian="20pt" style:font-size-complex="20pt"/>
    </style:style>
    <style:style style:name="Topic_20_Title_20_1_5f__5f__5f_-subtitle" style:display-name="Topic Title 1___-subtitle" style:family="presentation">
      <style:graphic-properties draw:stroke="none" draw:fill="none" draw:textarea-vertical-align="middle">
        <text:list-style style:name="Topic_20_Title_20_1_5f__5f__5f_-subtitle" style:display-name="Topic Title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_5f_-title" style:display-name="Topic Title 1___-title" style:family="presentation">
      <style:graphic-properties draw:stroke="none" draw:fill="none" draw:textarea-vertical-align="middle">
        <text:list-style style:name="Topic_20_Title_20_1_5f__5f__5f_-title" style:display-name="Topic Title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1_5f__5f_-backgroundobjects">
      <style:graphic-properties draw:stroke="none" draw:fill="none" draw:fill-color="#ffffff" draw:auto-grow-height="false" fo:min-height="1.485cm"/>
      <style:paragraph-properties style:writing-mode="lr-tb"/>
    </style:style>
    <style:style style:name="Mpr35" style:family="presentation" style:parent-style-name="Topic_20_Title_20_1_5f_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Topic_20_Title_20_1_5f__5f__5f_-backgroundobjects">
      <style:graphic-properties draw:stroke="none" draw:fill="none" draw:fill-color="#ffffff" draw:auto-grow-height="false" fo:min-height="1.485cm"/>
      <style:paragraph-properties style:writing-mode="lr-tb"/>
    </style:style>
    <style:style style:name="Mpr37" style:family="presentation" style:parent-style-name="Topic_20_Title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text:span><text:span text:style-name="MT2">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_5f_" style:display-name="Topic Title 1_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_5f_-title" draw:layer="backgroundobjects" svg:width="25.199cm" svg:height="2.629cm" svg:x="1.301cm" svg:y="0.871cm" presentation:class="title" presentation:placeholder="true">
        <draw:text-box/>
      </draw:frame>
      <draw:frame presentation:style-name="Topic_20_Title_20_1_5f_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_5f_-title" draw:layer="backgroundobjects" svg:width="0.001cm" svg:height="0.001cm" svg:x="0cm" svg:y="2.257cm" presentation:class="page"/>
        <draw:frame presentation:style-name="Topic_20_Title_20_1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_5f__5f_" style:display-name="Topic Title 1__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_5f__5f_-title" draw:layer="backgroundobjects" svg:width="25.199cm" svg:height="2.629cm" svg:x="1.301cm" svg:y="0.871cm" presentation:class="title" presentation:placeholder="true">
        <draw:text-box/>
      </draw:frame>
      <draw:frame presentation:style-name="Topic_20_Title_20_1_5f__5f_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_5f__5f_-title" draw:layer="backgroundobjects" svg:width="0.001cm" svg:height="0.001cm" svg:x="0cm" svg:y="2.257cm" presentation:class="page"/>
        <draw:frame presentation:style-name="Topic_20_Title_20_1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3-02-07T09:41:49.170203831</meta:creation-date>
    <meta:editing-duration>PT26M45S</meta:editing-duration>
    <meta:editing-cycles>29</meta:editing-cycles>
    <dc:date>2023-02-07T10:08:45.677115075</dc:date>
    <meta:document-statistic meta:object-count="580"/>
  </office:meta>
</office:document-meta>
</file>